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44">
            <text:p>14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9">
            <text:p>17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9">
            <text:p>24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966">
            <text:p>1396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4093">
            <text:p>1409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576">
            <text:p>1457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03">
            <text:p>2021-02-0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9 - 1.13)">
            <text:p>(0.89 - 1.1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8">
            <text:p>1.0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37.25">
            <text:p>37.2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office:value-type="float" office:value="0.0017608130465611">
            <text:p>0.001760813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616892256963">
            <text:p>1.0061689226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78.25">
            <text:p>178.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119214820759765">
            <text:p>0.011921482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420037458663">
            <text:p>1.0420037459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254.75">
            <text:p>254.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71387244348762">
            <text:p>0.0171387244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6056125783757">
            <text:p>1.0605612578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9102">
            <text:p>19102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365.875">
            <text:p>365.87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191537535336614">
            <text:p>0.0191537535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6775719526569">
            <text:p>1.0677571953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4884">
            <text:p>14884</text:p>
          </table:table-cell>
          <table:table-cell office:value-type="float" office:value="19614">
            <text:p>19614</text:p>
          </table:table-cell>
          <table:table-cell office:value-type="float" office:value="26699">
            <text:p>26699</text:p>
          </table:table-cell>
          <table:table-cell office:value-type="float" office:value="-131">
            <text:p>-131</text:p>
          </table:table-cell>
          <table:table-cell office:value-type="float" office:value="404.875">
            <text:p>404.875</text:p>
          </table:table-cell>
          <table:table-cell office:value-type="float" office:value="544.875">
            <text:p>544.875</text:p>
          </table:table-cell>
          <table:table-cell office:value-type="float" office:value="-0.00880139747379737">
            <text:p>-0.0088013975</text:p>
          </table:table-cell>
          <table:table-cell office:value-type="float" office:value="0.0206421433669828">
            <text:p>0.0206421434</text:p>
          </table:table-cell>
          <table:table-cell office:value-type="float" office:value="0.0204080677178921">
            <text:p>0.0204080677</text:p>
          </table:table-cell>
          <table:table-cell office:value-type="float" office:value="0.969346939452793">
            <text:p>0.9693469395</text:p>
          </table:table-cell>
          <table:table-cell office:value-type="float" office:value="1.07308265402669">
            <text:p>1.073082654</text:p>
          </table:table-cell>
          <table:table-cell office:value-type="float" office:value="1.07224455589946">
            <text:p>1.0722445559</text:p>
          </table:table-cell>
          <table:table-cell office:value-type="float" office:value="0">
            <text:p>0</text:p>
          </table:table-cell>
          <table:table-cell office:value-type="float" office:value="33.9246185926914">
            <text:p>33.9246185927</text:p>
          </table:table-cell>
          <table:table-cell office:value-type="float" office:value="34.3097775121115">
            <text:p>34.309777512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9391">
            <text:p>29391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402.625">
            <text:p>402.6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136989214385356">
            <text:p>0.0136989214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4831403951409">
            <text:p>1.04831403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1067">
            <text:p>31067</text:p>
          </table:table-cell>
          <table:table-cell office:value-type="float" office:value="151.75">
            <text:p>151.75</text:p>
          </table:table-cell>
          <table:table-cell office:value-type="float" office:value="0.375">
            <text:p>0.375</text:p>
          </table:table-cell>
          <table:table-cell office:value-type="float" office:value="115.875">
            <text:p>115.875</text:p>
          </table:table-cell>
          <table:table-cell office:value-type="float" office:value="0.0102284982475061">
            <text:p>0.0102284982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0.00372984195448547">
            <text:p>0.003729842</text:p>
          </table:table-cell>
          <table:table-cell office:value-type="float" office:value="1.03600480333201">
            <text:p>1.0360048033</text:p>
          </table:table-cell>
          <table:table-cell office:value-type="float" office:value="1.0000615971905">
            <text:p>1.0000615972</text:p>
          </table:table-cell>
          <table:table-cell office:value-type="float" office:value="1.01308171381387">
            <text:p>1.01308171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955">
            <text:p>31955</text:p>
          </table:table-cell>
          <table:table-cell office:value-type="float" office:value="295.5">
            <text:p>295.5</text:p>
          </table:table-cell>
          <table:table-cell office:value-type="float" office:value="71.25">
            <text:p>71.25</text:p>
          </table:table-cell>
          <table:table-cell office:value-type="float" office:value="-224.125">
            <text:p>-224.125</text:p>
          </table:table-cell>
          <table:table-cell office:value-type="float" office:value="0.0196554476519888">
            <text:p>0.0196554477</text:p>
          </table:table-cell>
          <table:table-cell office:value-type="float" office:value="0.00336783891094725">
            <text:p>0.0033678389</text:p>
          </table:table-cell>
          <table:table-cell office:value-type="float" office:value="-0.00701376936316695">
            <text:p>-0.0070137694</text:p>
          </table:table-cell>
          <table:table-cell office:value-type="float" office:value="1.06955128656187">
            <text:p>1.0695512866</text:p>
          </table:table-cell>
          <table:table-cell office:value-type="float" office:value="1.01180966717262">
            <text:p>1.0118096672</text:p>
          </table:table-cell>
          <table:table-cell office:value-type="float" office:value="0.975548225431848">
            <text:p>0.97554822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60">
            <text:p>15460</text:p>
          </table:table-cell>
          <table:table-cell office:value-type="float" office:value="19736">
            <text:p>19736</text:p>
          </table:table-cell>
          <table:table-cell office:value-type="float" office:value="30762">
            <text:p>30762</text:p>
          </table:table-cell>
          <table:table-cell office:value-type="float" office:value="103.125">
            <text:p>103.125</text:p>
          </table:table-cell>
          <table:table-cell office:value-type="float" office:value="424.5">
            <text:p>424.5</text:p>
          </table:table-cell>
          <table:table-cell office:value-type="float" office:value="-703.125">
            <text:p>-703.125</text:p>
          </table:table-cell>
          <table:table-cell office:value-type="float" office:value="0.00667043984476067">
            <text:p>0.0066704398</text:p>
          </table:table-cell>
          <table:table-cell office:value-type="float" office:value="0.0215089177138225">
            <text:p>0.0215089177</text:p>
          </table:table-cell>
          <table:table-cell office:value-type="float" office:value="-0.0228569338794617">
            <text:p>-0.0228569339</text:p>
          </table:table-cell>
          <table:table-cell office:value-type="float" office:value="1.0234337492014">
            <text:p>1.0234337492</text:p>
          </table:table-cell>
          <table:table-cell office:value-type="float" office:value="1.07618797373917">
            <text:p>1.0761879737</text:p>
          </table:table-cell>
          <table:table-cell office:value-type="float" office:value="0.921024712697569">
            <text:p>0.9210247127</text:p>
          </table:table-cell>
          <table:table-cell office:value-type="float" office:value="0">
            <text:p>0</text:p>
          </table:table-cell>
          <table:table-cell office:value-type="float" office:value="32.571381484082">
            <text:p>32.5713814841</text:p>
          </table:table-cell>
          <table:table-cell office:value-type="float" office:value="-29.9775572391405">
            <text:p>-29.977557239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4982">
            <text:p>14982</text:p>
          </table:table-cell>
          <table:table-cell office:value-type="float" office:value="21186">
            <text:p>21186</text:p>
          </table:table-cell>
          <table:table-cell office:value-type="float" office:value="29410">
            <text:p>29410</text:p>
          </table:table-cell>
          <table:table-cell office:value-type="float" office:value="192.5">
            <text:p>192.5</text:p>
          </table:table-cell>
          <table:table-cell office:value-type="float" office:value="-964.125">
            <text:p>-964.125</text:p>
          </table:table-cell>
          <table:table-cell office:value-type="float" office:value="466.625">
            <text:p>466.625</text:p>
          </table:table-cell>
          <table:table-cell office:value-type="float" office:value="0.012848751835536">
            <text:p>0.0128487518</text:p>
          </table:table-cell>
          <table:table-cell office:value-type="float" office:value="-0.0455076465590484">
            <text:p>-0.0455076466</text:p>
          </table:table-cell>
          <table:table-cell office:value-type="float" office:value="0.0158662019721183">
            <text:p>0.015866202</text:p>
          </table:table-cell>
          <table:table-cell office:value-type="float" office:value="1.04529420865489">
            <text:p>1.0452942087</text:p>
          </table:table-cell>
          <table:table-cell office:value-type="float" office:value="0.844782290998203">
            <text:p>0.844782291</text:p>
          </table:table-cell>
          <table:table-cell office:value-type="float" office:value="1.05602511017785">
            <text:p>1.0560251102</text:p>
          </table:table-cell>
          <table:table-cell office:value-type="float" office:value="0">
            <text:p>0</text:p>
          </table:table-cell>
          <table:table-cell office:value-type="float" office:value="-14.8821804211819">
            <text:p>-14.88218042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1182">
            <text:p>1182</text:p>
          </table:table-cell>
          <table:table-cell office:value-type="float" office:value="776">
            <text:p>776</text:p>
          </table:table-cell>
          <table:table-cell office:value-type="float" office:value="520">
            <text:p>520</text:p>
          </table:table-cell>
          <table:table-cell office:value-type="float" office:value="14974">
            <text:p>14974</text:p>
          </table:table-cell>
          <table:table-cell office:value-type="float" office:value="19042">
            <text:p>19042</text:p>
          </table:table-cell>
          <table:table-cell office:value-type="float" office:value="31017">
            <text:p>31017</text:p>
          </table:table-cell>
          <table:table-cell office:value-type="float" office:value="193.75">
            <text:p>193.75</text:p>
          </table:table-cell>
          <table:table-cell office:value-type="float" office:value="-1021.75">
            <text:p>-1021.75</text:p>
          </table:table-cell>
          <table:table-cell office:value-type="float" office:value="-6.375">
            <text:p>-6.375</text:p>
          </table:table-cell>
          <table:table-cell office:value-type="float" office:value="0.0129390944303459">
            <text:p>0.0129390944</text:p>
          </table:table-cell>
          <table:table-cell office:value-type="float" office:value="-0.0536577040226867">
            <text:p>-0.053657704</text:p>
          </table:table-cell>
          <table:table-cell office:value-type="float" office:value="-0.000205532449946803">
            <text:p>-0.0002055324</text:p>
          </table:table-cell>
          <table:table-cell office:value-type="float" office:value="1.04561497402898">
            <text:p>1.045614974</text:p>
          </table:table-cell>
          <table:table-cell office:value-type="float" office:value="0.81784116835453">
            <text:p>0.8178411684</text:p>
          </table:table-cell>
          <table:table-cell office:value-type="float" office:value="0.999280719222619">
            <text:p>0.9992807192</text:p>
          </table:table-cell>
          <table:table-cell office:value-type="float" office:value="0">
            <text:p>0</text:p>
          </table:table-cell>
          <table:table-cell office:value-type="float" office:value="-12.5681842724491">
            <text:p>-12.5681842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468">
            <text:p>468</text:p>
          </table:table-cell>
          <table:table-cell office:value-type="float" office:value="13953">
            <text:p>13953</text:p>
          </table:table-cell>
          <table:table-cell office:value-type="float" office:value="19268">
            <text:p>19268</text:p>
          </table:table-cell>
          <table:table-cell office:value-type="float" office:value="31955">
            <text:p>31955</text:p>
          </table:table-cell>
          <table:table-cell office:value-type="float" office:value="-810.875">
            <text:p>-810.875</text:p>
          </table:table-cell>
          <table:table-cell office:value-type="float" office:value="322.75">
            <text:p>322.75</text:p>
          </table:table-cell>
          <table:table-cell office:value-type="float" office:value="-224.125">
            <text:p>-224.125</text:p>
          </table:table-cell>
          <table:table-cell office:value-type="float" office:value="-0.0581147423493156">
            <text:p>-0.0581147423</text:p>
          </table:table-cell>
          <table:table-cell office:value-type="float" office:value="0.0167505708947478">
            <text:p>0.0167505709</text:p>
          </table:table-cell>
          <table:table-cell office:value-type="float" office:value="-0.00701376936316695">
            <text:p>-0.0070137694</text:p>
          </table:table-cell>
          <table:table-cell office:value-type="float" office:value="0.803217955402917">
            <text:p>0.8032179554</text:p>
          </table:table-cell>
          <table:table-cell office:value-type="float" office:value="1.05917693811721">
            <text:p>1.0591769381</text:p>
          </table:table-cell>
          <table:table-cell office:value-type="float" office:value="0.975548225431848">
            <text:p>0.9755482254</text:p>
          </table:table-cell>
          <table:table-cell office:value-type="float" office:value="-11.5771859324775">
            <text:p>-11.57718593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83">
            <text:p>1183</text:p>
          </table:table-cell>
          <table:table-cell office:value-type="float" office:value="12225">
            <text:p>12225</text:p>
          </table:table-cell>
          <table:table-cell office:value-type="float" office:value="19656">
            <text:p>19656</text:p>
          </table:table-cell>
          <table:table-cell office:value-type="float" office:value="30866">
            <text:p>30866</text:p>
          </table:table-cell>
          <table:table-cell office:value-type="float" office:value="-635">
            <text:p>-635</text:p>
          </table:table-cell>
          <table:table-cell office:value-type="float" office:value="367.875">
            <text:p>367.875</text:p>
          </table:table-cell>
          <table:table-cell office:value-type="float" office:value="-683">
            <text:p>-683</text:p>
          </table:table-cell>
          <table:table-cell office:value-type="float" office:value="-0.0519427402862986">
            <text:p>-0.0519427403</text:p>
          </table:table-cell>
          <table:table-cell office:value-type="float" office:value="0.0187156593406593">
            <text:p>0.0187156593</text:p>
          </table:table-cell>
          <table:table-cell office:value-type="float" office:value="-0.0221279077301886">
            <text:p>-0.0221279077</text:p>
          </table:table-cell>
          <table:table-cell office:value-type="float" office:value="0.823488583604117">
            <text:p>0.8234885836</text:p>
          </table:table-cell>
          <table:table-cell office:value-type="float" office:value="1.06619134846524">
            <text:p>1.0661913485</text:p>
          </table:table-cell>
          <table:table-cell office:value-type="float" office:value="0.923512025773351">
            <text:p>0.9235120258</text:p>
          </table:table-cell>
          <table:table-cell office:value-type="float" office:value="-12.9947931834944">
            <text:p>-12.9947931835</text:p>
          </table:table-cell>
          <table:table-cell office:value-type="float" office:value="0">
            <text:p>0</text:p>
          </table:table-cell>
          <table:table-cell office:value-type="float" office:value="-30.9767032721569">
            <text:p>-30.9767032722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1273">
            <text:p>11273</text:p>
          </table:table-cell>
          <table:table-cell office:value-type="float" office:value="19399">
            <text:p>19399</text:p>
          </table:table-cell>
          <table:table-cell office:value-type="float" office:value="29497">
            <text:p>29497</text:p>
          </table:table-cell>
          <table:table-cell office:value-type="float" office:value="-404.625">
            <text:p>-404.625</text:p>
          </table:table-cell>
          <table:table-cell office:value-type="float" office:value="-764">
            <text:p>-764</text:p>
          </table:table-cell>
          <table:table-cell office:value-type="float" office:value="292.125">
            <text:p>292.125</text:p>
          </table:table-cell>
          <table:table-cell office:value-type="float" office:value="-0.0358932848398829">
            <text:p>-0.0358932848</text:p>
          </table:table-cell>
          <table:table-cell office:value-type="float" office:value="-0.0393834733749162">
            <text:p>-0.0393834734</text:p>
          </table:table-cell>
          <table:table-cell office:value-type="float" office:value="0.00990354951350985">
            <text:p>0.0099035495</text:p>
          </table:table-cell>
          <table:table-cell office:value-type="float" office:value="0.87689862573774">
            <text:p>0.8768986257</text:p>
          </table:table-cell>
          <table:table-cell office:value-type="float" office:value="0.865197916818936">
            <text:p>0.8651979168</text:p>
          </table:table-cell>
          <table:table-cell office:value-type="float" office:value="1.0348546606715">
            <text:p>1.0348546607</text:p>
          </table:table-cell>
          <table:table-cell office:value-type="float" office:value="-18.9626481827564">
            <text:p>-18.9626481828</text:p>
          </table:table-cell>
          <table:table-cell office:value-type="float" office:value="-17.2510560507518">
            <text:p>-17.25105605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577">
            <text:p>577</text:p>
          </table:table-cell>
          <table:table-cell office:value-type="float" office:value="11855">
            <text:p>11855</text:p>
          </table:table-cell>
          <table:table-cell office:value-type="float" office:value="19135">
            <text:p>19135</text:p>
          </table:table-cell>
          <table:table-cell office:value-type="float" office:value="31007">
            <text:p>31007</text:p>
          </table:table-cell>
          <table:table-cell office:value-type="float" office:value="-229.5">
            <text:p>-229.5</text:p>
          </table:table-cell>
          <table:table-cell office:value-type="float" office:value="-1022.75">
            <text:p>-1022.75</text:p>
          </table:table-cell>
          <table:table-cell office:value-type="float" office:value="127">
            <text:p>127</text:p>
          </table:table-cell>
          <table:table-cell office:value-type="float" office:value="-0.0193589202867988">
            <text:p>-0.0193589203</text:p>
          </table:table-cell>
          <table:table-cell office:value-type="float" office:value="-0.0534491769009668">
            <text:p>-0.0534491769</text:p>
          </table:table-cell>
          <table:table-cell office:value-type="float" office:value="0.00409584932434612">
            <text:p>0.0040958493</text:p>
          </table:table-cell>
          <table:table-cell office:value-type="float" office:value="0.932978323873759">
            <text:p>0.9329783239</text:p>
          </table:table-cell>
          <table:table-cell office:value-type="float" office:value="0.818527237288942">
            <text:p>0.8185272373</text:p>
          </table:table-cell>
          <table:table-cell office:value-type="float" office:value="1.01436835355932">
            <text:p>1.0143683536</text:p>
          </table:table-cell>
          <table:table-cell office:value-type="float" office:value="0">
            <text:p>0</text:p>
          </table:table-cell>
          <table:table-cell office:value-type="float" office:value="-12.6185951827934">
            <text:p>-12.6185951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52">
            <text:p>1252</text:p>
          </table:table-cell>
          <table:table-cell office:value-type="float" office:value="12500">
            <text:p>12500</text:p>
          </table:table-cell>
          <table:table-cell office:value-type="float" office:value="19008">
            <text:p>19008</text:p>
          </table:table-cell>
          <table:table-cell office:value-type="float" office:value="31884">
            <text:p>31884</text:p>
          </table:table-cell>
          <table:table-cell office:value-type="float" office:value="-92.5">
            <text:p>-92.5</text:p>
          </table:table-cell>
          <table:table-cell office:value-type="float" office:value="-164.75">
            <text:p>-164.75</text:p>
          </table:table-cell>
          <table:table-cell office:value-type="float" office:value="-220.125">
            <text:p>-220.125</text:p>
          </table:table-cell>
          <table:table-cell office:value-type="float" office:value="-0.0074">
            <text:p>-0.0074</text:p>
          </table:table-cell>
          <table:table-cell office:value-type="float" office:value="-0.0086674031986532">
            <text:p>-0.0086674032</text:p>
          </table:table-cell>
          <table:table-cell office:value-type="float" office:value="-0.00690393300715092">
            <text:p>-0.006903933</text:p>
          </table:table-cell>
          <table:table-cell office:value-type="float" office:value="0.9742073296">
            <text:p>0.9742073296</text:p>
          </table:table-cell>
          <table:table-cell office:value-type="float" office:value="0.969811331606002">
            <text:p>0.9698113316</text:p>
          </table:table-cell>
          <table:table-cell office:value-type="float" office:value="0.975929656485268">
            <text:p>0.97592965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1284">
            <text:p>1284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320">
            <text:p>12320</text:p>
          </table:table-cell>
          <table:table-cell office:value-type="float" office:value="18255">
            <text:p>18255</text:p>
          </table:table-cell>
          <table:table-cell office:value-type="float" office:value="30852">
            <text:p>30852</text:p>
          </table:table-cell>
          <table:table-cell office:value-type="float" office:value="-702.5">
            <text:p>-702.5</text:p>
          </table:table-cell>
          <table:table-cell office:value-type="float" office:value="-417.75">
            <text:p>-417.75</text:p>
          </table:table-cell>
          <table:table-cell office:value-type="float" office:value="-736.5">
            <text:p>-736.5</text:p>
          </table:table-cell>
          <table:table-cell office:value-type="float" office:value="-0.0570211038961039">
            <text:p>-0.0570211039</text:p>
          </table:table-cell>
          <table:table-cell office:value-type="float" office:value="-0.0228841413311422">
            <text:p>-0.0228841413</text:p>
          </table:table-cell>
          <table:table-cell office:value-type="float" office:value="-0.0238720342279269">
            <text:p>-0.0238720342</text:p>
          </table:table-cell>
          <table:table-cell office:value-type="float" office:value="0.806798892691116">
            <text:p>0.8067988927</text:p>
          </table:table-cell>
          <table:table-cell office:value-type="float" office:value="0.920931925832951">
            <text:p>0.9209319258</text:p>
          </table:table-cell>
          <table:table-cell office:value-type="float" office:value="0.917564833277887">
            <text:p>0.9175648333</text:p>
          </table:table-cell>
          <table:table-cell office:value-type="float" office:value="-11.8060114796887">
            <text:p>-11.8060114797</text:p>
          </table:table-cell>
          <table:table-cell office:value-type="float" office:value="-29.9415010264678">
            <text:p>-29.9415010265</text:p>
          </table:table-cell>
          <table:table-cell office:value-type="float" office:value="-28.6879803059156">
            <text:p>-28.687980305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835">
            <text:p>835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1274">
            <text:p>11274</text:p>
          </table:table-cell>
          <table:table-cell office:value-type="float" office:value="16970">
            <text:p>16970</text:p>
          </table:table-cell>
          <table:table-cell office:value-type="float" office:value="28377">
            <text:p>28377</text:p>
          </table:table-cell>
          <table:table-cell office:value-type="float" office:value="-433.25">
            <text:p>-433.25</text:p>
          </table:table-cell>
          <table:table-cell office:value-type="float" office:value="-745.625">
            <text:p>-745.625</text:p>
          </table:table-cell>
          <table:table-cell office:value-type="float" office:value="-1306.75">
            <text:p>-1306.75</text:p>
          </table:table-cell>
          <table:table-cell office:value-type="float" office:value="-0.0384291289693099">
            <text:p>-0.038429129</text:p>
          </table:table-cell>
          <table:table-cell office:value-type="float" office:value="-0.0439378314672952">
            <text:p>-0.0439378315</text:p>
          </table:table-cell>
          <table:table-cell office:value-type="float" office:value="-0.0460496176480953">
            <text:p>-0.0460496176</text:p>
          </table:table-cell>
          <table:table-cell office:value-type="float" office:value="0.868392572595961">
            <text:p>0.8683925726</text:p>
          </table:table-cell>
          <table:table-cell office:value-type="float" office:value="0.850001434611202">
            <text:p>0.8500014346</text:p>
          </table:table-cell>
          <table:table-cell office:value-type="float" office:value="0.842982650111317">
            <text:p>0.8429826501</text:p>
          </table:table-cell>
          <table:table-cell office:value-type="float" office:value="-17.6881884736874">
            <text:p>-17.6881884737</text:p>
          </table:table-cell>
          <table:table-cell office:value-type="float" office:value="-15.4264658448805">
            <text:p>-15.4264658449</text:p>
          </table:table-cell>
          <table:table-cell office:value-type="float" office:value="-14.7028844044388">
            <text:p>-14.702884404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22">
            <text:p>822</text:p>
          </table:table-cell>
          <table:table-cell office:value-type="float" office:value="561">
            <text:p>561</text:p>
          </table:table-cell>
          <table:table-cell office:value-type="float" office:value="11870">
            <text:p>11870</text:p>
          </table:table-cell>
          <table:table-cell office:value-type="float" office:value="16958">
            <text:p>16958</text:p>
          </table:table-cell>
          <table:table-cell office:value-type="float" office:value="25881">
            <text:p>25881</text:p>
          </table:table-cell>
          <table:table-cell office:value-type="float" office:value="-225.75">
            <text:p>-225.75</text:p>
          </table:table-cell>
          <table:table-cell office:value-type="float" office:value="-14.25">
            <text:p>-14.25</text:p>
          </table:table-cell>
          <table:table-cell office:value-type="float" office:value="-1386.75">
            <text:p>-1386.75</text:p>
          </table:table-cell>
          <table:table-cell office:value-type="float" office:value="-0.0190185341196293">
            <text:p>-0.0190185341</text:p>
          </table:table-cell>
          <table:table-cell office:value-type="float" office:value="-0.0008403113574714">
            <text:p>-0.0008403114</text:p>
          </table:table-cell>
          <table:table-cell office:value-type="float" office:value="-0.0535817781384027">
            <text:p>-0.0535817781</text:p>
          </table:table-cell>
          <table:table-cell office:value-type="float" office:value="0.934144071675814">
            <text:p>0.9341440717</text:p>
          </table:table-cell>
          <table:table-cell office:value-type="float" office:value="0.997060294250278">
            <text:p>0.9970602943</text:p>
          </table:table-cell>
          <table:table-cell office:value-type="float" office:value="0.818090950134598">
            <text:p>0.8180909501</text:p>
          </table:table-cell>
          <table:table-cell table:number-columns-repeated="2" office:value-type="float" office:value="0">
            <text:p>0</text:p>
          </table:table-cell>
          <table:table-cell office:value-type="float" office:value="-12.5864937532647">
            <text:p>-12.586493753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500">
            <text:p>12500</text:p>
          </table:table-cell>
          <table:table-cell office:value-type="float" office:value="16360">
            <text:p>16360</text:p>
          </table:table-cell>
          <table:table-cell office:value-type="float" office:value="23840">
            <text:p>23840</text:p>
          </table:table-cell>
          <table:table-cell office:value-type="float" office:value="-92.5">
            <text:p>-92.5</text:p>
          </table:table-cell>
          <table:table-cell office:value-type="float" office:value="-318.625">
            <text:p>-318.625</text:p>
          </table:table-cell>
          <table:table-cell office:value-type="float" office:value="-1513.125">
            <text:p>-1513.125</text:p>
          </table:table-cell>
          <table:table-cell office:value-type="float" office:value="-0.0074">
            <text:p>-0.0074</text:p>
          </table:table-cell>
          <table:table-cell office:value-type="float" office:value="-0.0194758557457213">
            <text:p>-0.0194758557</text:p>
          </table:table-cell>
          <table:table-cell office:value-type="float" office:value="-0.0634700083892617">
            <text:p>-0.0634700084</text:p>
          </table:table-cell>
          <table:table-cell office:value-type="float" office:value="0.9742073296">
            <text:p>0.9742073296</text:p>
          </table:table-cell>
          <table:table-cell office:value-type="float" office:value="0.932577950445751">
            <text:p>0.9325779504</text:p>
          </table:table-cell>
          <table:table-cell office:value-type="float" office:value="0.785750716888852">
            <text:p>0.7857507169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705006440864">
            <text:p>-10.570500644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table:number-columns-repeated="2" office:value-type="float" office:value="897">
            <text:p>897</text:p>
          </table:table-cell>
          <table:table-cell office:value-type="float" office:value="11865">
            <text:p>11865</text:p>
          </table:table-cell>
          <table:table-cell office:value-type="float" office:value="15444">
            <text:p>15444</text:p>
          </table:table-cell>
          <table:table-cell office:value-type="float" office:value="21324">
            <text:p>21324</text:p>
          </table:table-cell>
          <table:table-cell office:value-type="float" office:value="-39.625">
            <text:p>-39.625</text:p>
          </table:table-cell>
          <table:table-cell office:value-type="float" office:value="-1000.5">
            <text:p>-1000.5</text:p>
          </table:table-cell>
          <table:table-cell office:value-type="float" office:value="-13.625">
            <text:p>-13.625</text:p>
          </table:table-cell>
          <table:table-cell office:value-type="float" office:value="-0.00333965444584914">
            <text:p>-0.0033396544</text:p>
          </table:table-cell>
          <table:table-cell office:value-type="float" office:value="-0.0647824397824398">
            <text:p>-0.0647824398</text:p>
          </table:table-cell>
          <table:table-cell office:value-type="float" office:value="-0.000638951416244607">
            <text:p>-0.0006389514</text:p>
          </table:table-cell>
          <table:table-cell office:value-type="float" office:value="0.988333069891491">
            <text:p>0.9883330699</text:p>
          </table:table-cell>
          <table:table-cell office:value-type="float" office:value="0.781487119189625">
            <text:p>0.7814871192</text:p>
          </table:table-cell>
          <table:table-cell office:value-type="float" office:value="0.997764470230612">
            <text:p>0.9977644702</text:p>
          </table:table-cell>
          <table:table-cell office:value-type="float" office:value="0">
            <text:p>0</text:p>
          </table:table-cell>
          <table:table-cell office:value-type="float" office:value="-10.3491732570885">
            <text:p>-10.3491732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1267">
            <text:p>1267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278">
            <text:p>11278</text:p>
          </table:table-cell>
          <table:table-cell office:value-type="float" office:value="15128">
            <text:p>15128</text:p>
          </table:table-cell>
          <table:table-cell office:value-type="float" office:value="22663">
            <text:p>22663</text:p>
          </table:table-cell>
          <table:table-cell office:value-type="float" office:value="-432.375">
            <text:p>-432.375</text:p>
          </table:table-cell>
          <table:table-cell office:value-type="float" office:value="-43.25">
            <text:p>-43.25</text:p>
          </table:table-cell>
          <table:table-cell office:value-type="float" office:value="29.375">
            <text:p>29.375</text:p>
          </table:table-cell>
          <table:table-cell office:value-type="float" office:value="-0.0383379145238517">
            <text:p>-0.0383379145</text:p>
          </table:table-cell>
          <table:table-cell office:value-type="float" office:value="-0.00285893707033316">
            <text:p>-0.0028589371</text:p>
          </table:table-cell>
          <table:table-cell office:value-type="float" office:value="0.00129616555619291">
            <text:p>0.0012961656</text:p>
          </table:table-cell>
          <table:table-cell office:value-type="float" office:value="0.868698098718994">
            <text:p>0.8686980987</text:p>
          </table:table-cell>
          <table:table-cell office:value-type="float" office:value="0.990009740355331">
            <text:p>0.9900097404</text:p>
          </table:table-cell>
          <table:table-cell office:value-type="float" office:value="1.00453987233517">
            <text:p>1.0045398723</text:p>
          </table:table-cell>
          <table:table-cell office:value-type="float" office:value="-17.7311080571348">
            <text:p>-17.73110805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864">
            <text:p>864</text:p>
          </table:table-cell>
          <table:table-cell table:number-columns-repeated="2" office:value-type="float" office:value="608">
            <text:p>608</text:p>
          </table:table-cell>
          <table:table-cell office:value-type="float" office:value="11734">
            <text:p>11734</text:p>
          </table:table-cell>
          <table:table-cell office:value-type="float" office:value="15135">
            <text:p>15135</text:p>
          </table:table-cell>
          <table:table-cell office:value-type="float" office:value="22951">
            <text:p>22951</text:p>
          </table:table-cell>
          <table:table-cell office:value-type="float" office:value="-164.375">
            <text:p>-164.375</text:p>
          </table:table-cell>
          <table:table-cell office:value-type="float" office:value="-86.875">
            <text:p>-86.875</text:p>
          </table:table-cell>
          <table:table-cell office:value-type="float" office:value="-62">
            <text:p>-62</text:p>
          </table:table-cell>
          <table:table-cell office:value-type="float" office:value="-0.0140084370206238">
            <text:p>-0.014008437</text:p>
          </table:table-cell>
          <table:table-cell office:value-type="float" office:value="-0.00574000660720185">
            <text:p>-0.0057400066</text:p>
          </table:table-cell>
          <table:table-cell office:value-type="float" office:value="-0.00270140734608514">
            <text:p>-0.0027014073</text:p>
          </table:table-cell>
          <table:table-cell office:value-type="float" office:value="0.951355093591028">
            <text:p>0.9513550936</text:p>
          </table:table-cell>
          <table:table-cell office:value-type="float" office:value="0.979974554319461">
            <text:p>0.9799745543</text:p>
          </table:table-cell>
          <table:table-cell office:value-type="float" office:value="0.990559377587935">
            <text:p>0.99055937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11314">
            <text:p>11314</text:p>
          </table:table-cell>
          <table:table-cell office:value-type="float" office:value="15710">
            <text:p>15710</text:p>
          </table:table-cell>
          <table:table-cell office:value-type="float" office:value="22127">
            <text:p>22127</text:p>
          </table:table-cell>
          <table:table-cell office:value-type="float" office:value="-232">
            <text:p>-232</text:p>
          </table:table-cell>
          <table:table-cell office:value-type="float" office:value="-260.75">
            <text:p>-260.75</text:p>
          </table:table-cell>
          <table:table-cell office:value-type="float" office:value="-140.125">
            <text:p>-140.125</text:p>
          </table:table-cell>
          <table:table-cell office:value-type="float" office:value="-0.0205055683224324">
            <text:p>-0.0205055683</text:p>
          </table:table-cell>
          <table:table-cell office:value-type="float" office:value="-0.0165977084659453">
            <text:p>-0.0165977085</text:p>
          </table:table-cell>
          <table:table-cell office:value-type="float" office:value="-0.0063327608803724">
            <text:p>-0.0063327609</text:p>
          </table:table-cell>
          <table:table-cell office:value-type="float" office:value="0.92905464840265">
            <text:p>0.9290546484</text:p>
          </table:table-cell>
          <table:table-cell office:value-type="float" office:value="0.94244796886478">
            <text:p>0.9424479689</text:p>
          </table:table-cell>
          <table:table-cell office:value-type="float" office:value="0.977913940485018">
            <text:p>0.9779139405</text:p>
          </table:table-cell>
          <table:table-cell office:value-type="float" office:value="-33.4551055234673">
            <text:p>-33.45510552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2">
            <text:p>832</text:p>
          </table:table-cell>
          <table:table-cell office:value-type="float" office:value="1245">
            <text:p>1245</text:p>
          </table:table-cell>
          <table:table-cell office:value-type="float" office:value="11211">
            <text:p>11211</text:p>
          </table:table-cell>
          <table:table-cell office:value-type="float" office:value="15150">
            <text:p>15150</text:p>
          </table:table-cell>
          <table:table-cell office:value-type="float" office:value="21398">
            <text:p>21398</text:p>
          </table:table-cell>
          <table:table-cell office:value-type="float" office:value="-102.375">
            <text:p>-102.375</text:p>
          </table:table-cell>
          <table:table-cell office:value-type="float" office:value="-78.375">
            <text:p>-78.375</text:p>
          </table:table-cell>
          <table:table-cell office:value-type="float" office:value="-23">
            <text:p>-23</text:p>
          </table:table-cell>
          <table:table-cell office:value-type="float" office:value="-0.00913165640888413">
            <text:p>-0.0091316564</text:p>
          </table:table-cell>
          <table:table-cell office:value-type="float" office:value="-0.00517326732673267">
            <text:p>-0.0051732673</text:p>
          </table:table-cell>
          <table:table-cell office:value-type="float" office:value="-0.00107486680998224">
            <text:p>-0.0010748668</text:p>
          </table:table-cell>
          <table:table-cell office:value-type="float" office:value="0.968202641380495">
            <text:p>0.9682026414</text:p>
          </table:table-cell>
          <table:table-cell office:value-type="float" office:value="0.98194601923831">
            <text:p>0.9819460192</text:p>
          </table:table-cell>
          <table:table-cell office:value-type="float" office:value="0.996240230628834">
            <text:p>0.99624023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1422">
            <text:p>11422</text:p>
          </table:table-cell>
          <table:table-cell office:value-type="float" office:value="15970">
            <text:p>15970</text:p>
          </table:table-cell>
          <table:table-cell office:value-type="float" office:value="22693">
            <text:p>22693</text:p>
          </table:table-cell>
          <table:table-cell office:value-type="float" office:value="-159.125">
            <text:p>-159.125</text:p>
          </table:table-cell>
          <table:table-cell office:value-type="float" office:value="-6">
            <text:p>-6</text:p>
          </table:table-cell>
          <table:table-cell office:value-type="float" office:value="72.75">
            <text:p>72.75</text:p>
          </table:table-cell>
          <table:table-cell office:value-type="float" office:value="-0.0139314480826475">
            <text:p>-0.0139314481</text:p>
          </table:table-cell>
          <table:table-cell office:value-type="float" office:value="-0.000375704445835942">
            <text:p>-0.0003757044</text:p>
          </table:table-cell>
          <table:table-cell office:value-type="float" office:value="0.00320583439827259">
            <text:p>0.0032058344</text:p>
          </table:table-cell>
          <table:table-cell office:value-type="float" office:value="0.951620338792265">
            <text:p>0.9516203388</text:p>
          </table:table-cell>
          <table:table-cell office:value-type="float" office:value="0.998685311101082">
            <text:p>0.9986853111</text:p>
          </table:table-cell>
          <table:table-cell office:value-type="float" office:value="1.01124056404736">
            <text:p>1.0112405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1094">
            <text:p>11094</text:p>
          </table:table-cell>
          <table:table-cell office:value-type="float" office:value="16202">
            <text:p>16202</text:p>
          </table:table-cell>
          <table:table-cell office:value-type="float" office:value="23023">
            <text:p>23023</text:p>
          </table:table-cell>
          <table:table-cell office:value-type="float" office:value="-192.125">
            <text:p>-192.125</text:p>
          </table:table-cell>
          <table:table-cell office:value-type="float" office:value="-147.75">
            <text:p>-147.75</text:p>
          </table:table-cell>
          <table:table-cell office:value-type="float" office:value="-226.625">
            <text:p>-226.625</text:p>
          </table:table-cell>
          <table:table-cell office:value-type="float" office:value="-0.0173179195961781">
            <text:p>-0.0173179196</text:p>
          </table:table-cell>
          <table:table-cell office:value-type="float" office:value="-0.00911924453771139">
            <text:p>-0.0091192445</text:p>
          </table:table-cell>
          <table:table-cell office:value-type="float" office:value="-0.0098434174521131">
            <text:p>-0.0098434175</text:p>
          </table:table-cell>
          <table:table-cell office:value-type="float" office:value="0.93997510567809">
            <text:p>0.9399751057</text:p>
          </table:table-cell>
          <table:table-cell office:value-type="float" office:value="0.96824563893505">
            <text:p>0.9682456389</text:p>
          </table:table-cell>
          <table:table-cell office:value-type="float" office:value="0.965737948937192">
            <text:p>0.96573794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144">
            <text:p>11144</text:p>
          </table:table-cell>
          <table:table-cell office:value-type="float" office:value="15005">
            <text:p>15005</text:p>
          </table:table-cell>
          <table:table-cell office:value-type="float" office:value="21998">
            <text:p>21998</text:p>
          </table:table-cell>
          <table:table-cell office:value-type="float" office:value="-104">
            <text:p>-104</text:p>
          </table:table-cell>
          <table:table-cell office:value-type="float" office:value="-119.875">
            <text:p>-119.875</text:p>
          </table:table-cell>
          <table:table-cell office:value-type="float" office:value="-163.75">
            <text:p>-163.75</text:p>
          </table:table-cell>
          <table:table-cell office:value-type="float" office:value="-0.00933237616654702">
            <text:p>-0.0093323762</text:p>
          </table:table-cell>
          <table:table-cell office:value-type="float" office:value="-0.00798900366544485">
            <text:p>-0.0079890037</text:p>
          </table:table-cell>
          <table:table-cell office:value-type="float" office:value="-0.00744385853259387">
            <text:p>-0.0074438585</text:p>
          </table:table-cell>
          <table:table-cell office:value-type="float" office:value="0.967507386177117">
            <text:p>0.9675073862</text:p>
          </table:table-cell>
          <table:table-cell office:value-type="float" office:value="0.972163582562893">
            <text:p>0.9721635826</text:p>
          </table:table-cell>
          <table:table-cell office:value-type="float" office:value="0.974055100754434">
            <text:p>0.97405510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877">
            <text:p>877</text:p>
          </table:table-cell>
          <table:table-cell office:value-type="float" office:value="11012">
            <text:p>11012</text:p>
          </table:table-cell>
          <table:table-cell office:value-type="float" office:value="14768">
            <text:p>14768</text:p>
          </table:table-cell>
          <table:table-cell office:value-type="float" office:value="21070">
            <text:p>21070</text:p>
          </table:table-cell>
          <table:table-cell office:value-type="float" office:value="-18.625">
            <text:p>-18.625</text:p>
          </table:table-cell>
          <table:table-cell office:value-type="float" office:value="20.125">
            <text:p>20.125</text:p>
          </table:table-cell>
          <table:table-cell office:value-type="float" office:value="-26.875">
            <text:p>-26.875</text:p>
          </table:table-cell>
          <table:table-cell office:value-type="float" office:value="-0.00169133672357428">
            <text:p>-0.0016913367</text:p>
          </table:table-cell>
          <table:table-cell office:value-type="float" office:value="0.00136274377031419">
            <text:p>0.0013627438</text:p>
          </table:table-cell>
          <table:table-cell office:value-type="float" office:value="-0.00127551020408163">
            <text:p>-0.0012755102</text:p>
          </table:table-cell>
          <table:table-cell office:value-type="float" office:value="0.994085928282519">
            <text:p>0.9940859283</text:p>
          </table:table-cell>
          <table:table-cell office:value-type="float" office:value="1.00477324305444">
            <text:p>1.0047732431</text:p>
          </table:table-cell>
          <table:table-cell office:value-type="float" office:value="0.995538903061225">
            <text:p>0.99553890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11005">
            <text:p>11005</text:p>
          </table:table-cell>
          <table:table-cell office:value-type="float" office:value="14876">
            <text:p>14876</text:p>
          </table:table-cell>
          <table:table-cell office:value-type="float" office:value="22406">
            <text:p>22406</text:p>
          </table:table-cell>
          <table:table-cell office:value-type="float" office:value="-202.75">
            <text:p>-202.75</text:p>
          </table:table-cell>
          <table:table-cell office:value-type="float" office:value="-280.625">
            <text:p>-280.625</text:p>
          </table:table-cell>
          <table:table-cell office:value-type="float" office:value="-157.25">
            <text:p>-157.25</text:p>
          </table:table-cell>
          <table:table-cell office:value-type="float" office:value="-0.0184234438891413">
            <text:p>-0.0184234439</text:p>
          </table:table-cell>
          <table:table-cell office:value-type="float" office:value="-0.018864278031729">
            <text:p>-0.018864278</text:p>
          </table:table-cell>
          <table:table-cell office:value-type="float" office:value="-0.00701820940819423">
            <text:p>-0.0070182094</text:p>
          </table:table-cell>
          <table:table-cell office:value-type="float" office:value="0.936183216026089">
            <text:p>0.936183216</text:p>
          </table:table-cell>
          <table:table-cell office:value-type="float" office:value="0.934672514420839">
            <text:p>0.9346725144</text:p>
          </table:table-cell>
          <table:table-cell office:value-type="float" office:value="0.975532807387383">
            <text:p>0.97553280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10845">
            <text:p>10845</text:p>
          </table:table-cell>
          <table:table-cell office:value-type="float" office:value="14483">
            <text:p>14483</text:p>
          </table:table-cell>
          <table:table-cell office:value-type="float" office:value="20933">
            <text:p>20933</text:p>
          </table:table-cell>
          <table:table-cell office:value-type="float" office:value="-95.375">
            <text:p>-95.375</text:p>
          </table:table-cell>
          <table:table-cell office:value-type="float" office:value="-156.25">
            <text:p>-156.25</text:p>
          </table:table-cell>
          <table:table-cell office:value-type="float" office:value="-58">
            <text:p>-58</text:p>
          </table:table-cell>
          <table:table-cell office:value-type="float" office:value="-0.00879437528815122">
            <text:p>-0.0087943753</text:p>
          </table:table-cell>
          <table:table-cell office:value-type="float" office:value="-0.0107885106676793">
            <text:p>-0.0107885107</text:p>
          </table:table-cell>
          <table:table-cell office:value-type="float" office:value="-0.00277074475708212">
            <text:p>-0.0027707448</text:p>
          </table:table-cell>
          <table:table-cell office:value-type="float" office:value="0.96937127492342">
            <text:p>0.9693712749</text:p>
          </table:table-cell>
          <table:table-cell office:value-type="float" office:value="0.962468340909479">
            <text:p>0.9624683409</text:p>
          </table:table-cell>
          <table:table-cell office:value-type="float" office:value="0.99031744032217">
            <text:p>0.99031744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10960">
            <text:p>10960</text:p>
          </table:table-cell>
          <table:table-cell office:value-type="float" office:value="14526">
            <text:p>14526</text:p>
          </table:table-cell>
          <table:table-cell office:value-type="float" office:value="20277">
            <text:p>20277</text:p>
          </table:table-cell>
          <table:table-cell office:value-type="float" office:value="-140.5">
            <text:p>-140.5</text:p>
          </table:table-cell>
          <table:table-cell office:value-type="float" office:value="35.75">
            <text:p>35.75</text:p>
          </table:table-cell>
          <table:table-cell office:value-type="float" office:value="-288">
            <text:p>-288</text:p>
          </table:table-cell>
          <table:table-cell office:value-type="float" office:value="-0.0128193430656934">
            <text:p>-0.0128193431</text:p>
          </table:table-cell>
          <table:table-cell office:value-type="float" office:value="0.00246110422690348">
            <text:p>0.0024611042</text:p>
          </table:table-cell>
          <table:table-cell office:value-type="float" office:value="-0.0142032845095428">
            <text:p>-0.0142032845</text:p>
          </table:table-cell>
          <table:table-cell office:value-type="float" office:value="0.955454396961079">
            <text:p>0.955454397</text:p>
          </table:table-cell>
          <table:table-cell office:value-type="float" office:value="1.00862573658083">
            <text:p>1.0086257366</text:p>
          </table:table-cell>
          <table:table-cell office:value-type="float" office:value="0.950683901466684">
            <text:p>0.95068390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11162">
            <text:p>11162</text:p>
          </table:table-cell>
          <table:table-cell office:value-type="float" office:value="14738">
            <text:p>14738</text:p>
          </table:table-cell>
          <table:table-cell office:value-type="float" office:value="20918">
            <text:p>20918</text:p>
          </table:table-cell>
          <table:table-cell office:value-type="float" office:value="1.5">
            <text:p>1.5</text:p>
          </table:table-cell>
          <table:table-cell office:value-type="float" office:value="-31.25">
            <text:p>-31.25</text:p>
          </table:table-cell>
          <table:table-cell office:value-type="float" office:value="-388">
            <text:p>-388</text:p>
          </table:table-cell>
          <table:table-cell office:value-type="float" office:value="0.000134384518903422">
            <text:p>0.0001343845</text:p>
          </table:table-cell>
          <table:table-cell office:value-type="float" office:value="-0.00212036911385534">
            <text:p>-0.0021203691</text:p>
          </table:table-cell>
          <table:table-cell office:value-type="float" office:value="-0.0185486184147624">
            <text:p>-0.0185486184</text:p>
          </table:table-cell>
          <table:table-cell office:value-type="float" office:value="1.00047038121219">
            <text:p>1.0004703812</text:p>
          </table:table-cell>
          <table:table-cell office:value-type="float" office:value="0.992587520193257">
            <text:p>0.9925875202</text:p>
          </table:table-cell>
          <table:table-cell office:value-type="float" office:value="0.935754175988721">
            <text:p>0.9357541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10755">
            <text:p>10755</text:p>
          </table:table-cell>
          <table:table-cell office:value-type="float" office:value="14185">
            <text:p>14185</text:p>
          </table:table-cell>
          <table:table-cell office:value-type="float" office:value="21482">
            <text:p>21482</text:p>
          </table:table-cell>
          <table:table-cell office:value-type="float" office:value="-204.125">
            <text:p>-204.125</text:p>
          </table:table-cell>
          <table:table-cell office:value-type="float" office:value="-202.5">
            <text:p>-202.5</text:p>
          </table:table-cell>
          <table:table-cell office:value-type="float" office:value="-168.75">
            <text:p>-168.75</text:p>
          </table:table-cell>
          <table:table-cell office:value-type="float" office:value="-0.0189795443979544">
            <text:p>-0.0189795444</text:p>
          </table:table-cell>
          <table:table-cell office:value-type="float" office:value="-0.0142756432851604">
            <text:p>-0.0142756433</text:p>
          </table:table-cell>
          <table:table-cell office:value-type="float" office:value="-0.00785541383483847">
            <text:p>-0.0078554138</text:p>
          </table:table-cell>
          <table:table-cell office:value-type="float" office:value="0.934277631894045">
            <text:p>0.9342776319</text:p>
          </table:table-cell>
          <table:table-cell office:value-type="float" office:value="0.950434684724701">
            <text:p>0.9504346847</text:p>
          </table:table-cell>
          <table:table-cell office:value-type="float" office:value="0.972626998330038">
            <text:p>0.97262699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10145">
            <text:p>10145</text:p>
          </table:table-cell>
          <table:table-cell office:value-type="float" office:value="14005">
            <text:p>14005</text:p>
          </table:table-cell>
          <table:table-cell office:value-type="float" office:value="20927">
            <text:p>20927</text:p>
          </table:table-cell>
          <table:table-cell office:value-type="float" office:value="-85.375">
            <text:p>-85.375</text:p>
          </table:table-cell>
          <table:table-cell office:value-type="float" office:value="-306">
            <text:p>-306</text:p>
          </table:table-cell>
          <table:table-cell office:value-type="float" office:value="-42">
            <text:p>-42</text:p>
          </table:table-cell>
          <table:table-cell office:value-type="float" office:value="-0.00841547560374569">
            <text:p>-0.0084154756</text:p>
          </table:table-cell>
          <table:table-cell office:value-type="float" office:value="-0.0218493395215994">
            <text:p>-0.0218493395</text:p>
          </table:table-cell>
          <table:table-cell office:value-type="float" office:value="-0.00200697663305777">
            <text:p>-0.0020069766</text:p>
          </table:table-cell>
          <table:table-cell office:value-type="float" office:value="0.970684643036979">
            <text:p>0.970684643</text:p>
          </table:table-cell>
          <table:table-cell office:value-type="float" office:value="0.924463003203961">
            <text:p>0.9244630032</text:p>
          </table:table-cell>
          <table:table-cell office:value-type="float" office:value="0.992983476576501">
            <text:p>0.9929834766</text:p>
          </table:table-cell>
          <table:table-cell office:value-type="float" office:value="0">
            <text:p>0</text:p>
          </table:table-cell>
          <table:table-cell office:value-type="float" office:value="-31.3760923992786">
            <text:p>-31.3760923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9965">
            <text:p>9965</text:p>
          </table:table-cell>
          <table:table-cell office:value-type="float" office:value="14050">
            <text:p>14050</text:p>
          </table:table-cell>
          <table:table-cell office:value-type="float" office:value="19989">
            <text:p>19989</text:p>
          </table:table-cell>
          <table:table-cell office:value-type="float" office:value="-56.5">
            <text:p>-56.5</text:p>
          </table:table-cell>
          <table:table-cell office:value-type="float" office:value="-12.25">
            <text:p>-12.25</text:p>
          </table:table-cell>
          <table:table-cell office:value-type="float" office:value="-360.125">
            <text:p>-360.125</text:p>
          </table:table-cell>
          <table:table-cell office:value-type="float" office:value="-0.00566984445559458">
            <text:p>-0.0056698445</text:p>
          </table:table-cell>
          <table:table-cell office:value-type="float" office:value="-0.000871886120996441">
            <text:p>-0.0008718861</text:p>
          </table:table-cell>
          <table:table-cell office:value-type="float" office:value="-0.0180161588873881">
            <text:p>-0.0180161589</text:p>
          </table:table-cell>
          <table:table-cell office:value-type="float" office:value="0.980218552792274">
            <text:p>0.9802185528</text:p>
          </table:table-cell>
          <table:table-cell office:value-type="float" office:value="0.996949888539912">
            <text:p>0.9969498885</text:p>
          </table:table-cell>
          <table:table-cell office:value-type="float" office:value="0.937579624577011">
            <text:p>0.93757962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9743">
            <text:p>9743</text:p>
          </table:table-cell>
          <table:table-cell office:value-type="float" office:value="14152">
            <text:p>14152</text:p>
          </table:table-cell>
          <table:table-cell office:value-type="float" office:value="20610">
            <text:p>20610</text:p>
          </table:table-cell>
          <table:table-cell office:value-type="float" office:value="-179.5">
            <text:p>-179.5</text:p>
          </table:table-cell>
          <table:table-cell office:value-type="float" office:value="-62.625">
            <text:p>-62.625</text:p>
          </table:table-cell>
          <table:table-cell office:value-type="float" office:value="-416.875">
            <text:p>-416.875</text:p>
          </table:table-cell>
          <table:table-cell office:value-type="float" office:value="-0.0184234835266345">
            <text:p>-0.0184234835</text:p>
          </table:table-cell>
          <table:table-cell office:value-type="float" office:value="-0.00442516958733748">
            <text:p>-0.0044251696</text:p>
          </table:table-cell>
          <table:table-cell office:value-type="float" office:value="-0.0202268316351286">
            <text:p>-0.0202268316</text:p>
          </table:table-cell>
          <table:table-cell office:value-type="float" office:value="0.936183080157481">
            <text:p>0.9361830802</text:p>
          </table:table-cell>
          <table:table-cell office:value-type="float" office:value="0.984550287411037">
            <text:p>0.9845502874</text:p>
          </table:table-cell>
          <table:table-cell office:value-type="float" office:value="0.930007973724322">
            <text:p>0.9300079737</text:p>
          </table:table-cell>
          <table:table-cell table:number-columns-repeated="2" office:value-type="float" office:value="0">
            <text:p>0</text:p>
          </table:table-cell>
          <table:table-cell office:value-type="float" office:value="-33.9209438828707">
            <text:p>-33.920943882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9852">
            <text:p>9852</text:p>
          </table:table-cell>
          <table:table-cell office:value-type="float" office:value="13364">
            <text:p>13364</text:p>
          </table:table-cell>
          <table:table-cell office:value-type="float" office:value="18814">
            <text:p>18814</text:p>
          </table:table-cell>
          <table:table-cell office:value-type="float" office:value="-202.625">
            <text:p>-202.625</text:p>
          </table:table-cell>
          <table:table-cell office:value-type="float" office:value="-174.5">
            <text:p>-174.5</text:p>
          </table:table-cell>
          <table:table-cell office:value-type="float" office:value="-207.25">
            <text:p>-207.25</text:p>
          </table:table-cell>
          <table:table-cell office:value-type="float" office:value="-0.0205668899715794">
            <text:p>-0.02056689</text:p>
          </table:table-cell>
          <table:table-cell office:value-type="float" office:value="-0.0130574678240048">
            <text:p>-0.0130574678</text:p>
          </table:table-cell>
          <table:table-cell office:value-type="float" office:value="-0.0110157329648134">
            <text:p>-0.011015733</text:p>
          </table:table-cell>
          <table:table-cell office:value-type="float" office:value="0.928844959147154">
            <text:p>0.9288449591</text:p>
          </table:table-cell>
          <table:table-cell office:value-type="float" office:value="0.954633037649294">
            <text:p>0.9546330376</text:p>
          </table:table-cell>
          <table:table-cell office:value-type="float" office:value="0.961682773513747">
            <text:p>0.9616827735</text:p>
          </table:table-cell>
          <table:table-cell office:value-type="float" office:value="-33.3543162222068">
            <text:p>-33.35431622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292">
            <text:p>13292</text:p>
          </table:table-cell>
          <table:table-cell office:value-type="float" office:value="18774">
            <text:p>18774</text:p>
          </table:table-cell>
          <table:table-cell office:value-type="float" office:value="-124.375">
            <text:p>-124.375</text:p>
          </table:table-cell>
          <table:table-cell office:value-type="float" office:value="-172.75">
            <text:p>-172.75</text:p>
          </table:table-cell>
          <table:table-cell office:value-type="float" office:value="-502.625">
            <text:p>-502.625</text:p>
          </table:table-cell>
          <table:table-cell office:value-type="float" office:value="-0.0126525940996948">
            <text:p>-0.0126525941</text:p>
          </table:table-cell>
          <table:table-cell office:value-type="float" office:value="-0.0129965392717424">
            <text:p>-0.0129965393</text:p>
          </table:table-cell>
          <table:table-cell office:value-type="float" office:value="-0.0267723979972302">
            <text:p>-0.026772398</text:p>
          </table:table-cell>
          <table:table-cell office:value-type="float" office:value="0.956029693400473">
            <text:p>0.9560296934</text:p>
          </table:table-cell>
          <table:table-cell office:value-type="float" office:value="0.954843176213664">
            <text:p>0.9548431762</text:p>
          </table:table-cell>
          <table:table-cell office:value-type="float" office:value="0.907701459146958">
            <text:p>0.9077014591</text:p>
          </table:table-cell>
          <table:table-cell table:number-columns-repeated="2" office:value-type="float" office:value="0">
            <text:p>0</text:p>
          </table:table-cell>
          <table:table-cell office:value-type="float" office:value="-25.5422248312892">
            <text:p>-25.542224831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1085">
            <text:p>1085</text:p>
          </table:table-cell>
          <table:table-cell office:value-type="float" office:value="9774">
            <text:p>9774</text:p>
          </table:table-cell>
          <table:table-cell office:value-type="float" office:value="13874">
            <text:p>13874</text:p>
          </table:table-cell>
          <table:table-cell office:value-type="float" office:value="19785">
            <text:p>19785</text:p>
          </table:table-cell>
          <table:table-cell office:value-type="float" office:value="-103.75">
            <text:p>-103.75</text:p>
          </table:table-cell>
          <table:table-cell office:value-type="float" office:value="-238">
            <text:p>-238</text:p>
          </table:table-cell>
          <table:table-cell office:value-type="float" office:value="-249.5">
            <text:p>-249.5</text:p>
          </table:table-cell>
          <table:table-cell office:value-type="float" office:value="-0.0106148966646204">
            <text:p>-0.0106148967</text:p>
          </table:table-cell>
          <table:table-cell office:value-type="float" office:value="-0.0171543895055499">
            <text:p>-0.0171543895</text:p>
          </table:table-cell>
          <table:table-cell office:value-type="float" office:value="-0.0126105635582512">
            <text:p>-0.0126105636</text:p>
          </table:table-cell>
          <table:table-cell office:value-type="float" office:value="0.963068706694982">
            <text:p>0.9630687067</text:p>
          </table:table-cell>
          <table:table-cell office:value-type="float" office:value="0.940536411966019">
            <text:p>0.940536412</text:p>
          </table:table-cell>
          <table:table-cell office:value-type="float" office:value="0.956174719120104">
            <text:p>0.95617471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450">
            <text:p>9450</text:p>
          </table:table-cell>
          <table:table-cell office:value-type="float" office:value="13091">
            <text:p>13091</text:p>
          </table:table-cell>
          <table:table-cell office:value-type="float" office:value="20049">
            <text:p>20049</text:p>
          </table:table-cell>
          <table:table-cell office:value-type="float" office:value="-245.375">
            <text:p>-245.375</text:p>
          </table:table-cell>
          <table:table-cell office:value-type="float" office:value="-164.125">
            <text:p>-164.125</text:p>
          </table:table-cell>
          <table:table-cell office:value-type="float" office:value="-404.25">
            <text:p>-404.25</text:p>
          </table:table-cell>
          <table:table-cell office:value-type="float" office:value="-0.0259656084656085">
            <text:p>-0.0259656085</text:p>
          </table:table-cell>
          <table:table-cell office:value-type="float" office:value="-0.0125372393247269">
            <text:p>-0.0125372393</text:p>
          </table:table-cell>
          <table:table-cell office:value-type="float" office:value="-0.0201631004040102">
            <text:p>-0.0201631004</text:p>
          </table:table-cell>
          <table:table-cell office:value-type="float" office:value="0.910441827503429">
            <text:p>0.9104418275</text:p>
          </table:table-cell>
          <table:table-cell office:value-type="float" office:value="0.956427739808431">
            <text:p>0.9564277398</text:p>
          </table:table-cell>
          <table:table-cell office:value-type="float" office:value="0.930225987797053">
            <text:p>0.9302259878</text:p>
          </table:table-cell>
          <table:table-cell office:value-type="float" office:value="-26.3467243289275">
            <text:p>-26.3467243289</text:p>
          </table:table-cell>
          <table:table-cell office:value-type="float" office:value="0">
            <text:p>0</text:p>
          </table:table-cell>
          <table:table-cell office:value-type="float" office:value="-34.0292636357443">
            <text:p>-34.029263635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1146">
            <text:p>1146</text:p>
          </table:table-cell>
          <table:table-cell office:value-type="float" office:value="9161">
            <text:p>9161</text:p>
          </table:table-cell>
          <table:table-cell office:value-type="float" office:value="12498">
            <text:p>12498</text:p>
          </table:table-cell>
          <table:table-cell office:value-type="float" office:value="18194">
            <text:p>18194</text:p>
          </table:table-cell>
          <table:table-cell office:value-type="float" office:value="-122">
            <text:p>-122</text:p>
          </table:table-cell>
          <table:table-cell office:value-type="float" office:value="-239.75">
            <text:p>-239.75</text:p>
          </table:table-cell>
          <table:table-cell office:value-type="float" office:value="-271.25">
            <text:p>-271.25</text:p>
          </table:table-cell>
          <table:table-cell office:value-type="float" office:value="-0.0133173234363061">
            <text:p>-0.0133173234</text:p>
          </table:table-cell>
          <table:table-cell office:value-type="float" office:value="-0.0191830692910866">
            <text:p>-0.0191830693</text:p>
          </table:table-cell>
          <table:table-cell office:value-type="float" office:value="-0.0149087611300429">
            <text:p>-0.0149087611</text:p>
          </table:table-cell>
          <table:table-cell office:value-type="float" office:value="0.953736976135803">
            <text:p>0.9537369761</text:p>
          </table:table-cell>
          <table:table-cell office:value-type="float" office:value="0.933580518170153">
            <text:p>0.9335805182</text:p>
          </table:table-cell>
          <table:table-cell office:value-type="float" office:value="0.948254987515378">
            <text:p>0.94825498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8956">
            <text:p>8956</text:p>
          </table:table-cell>
          <table:table-cell office:value-type="float" office:value="12468">
            <text:p>12468</text:p>
          </table:table-cell>
          <table:table-cell office:value-type="float" office:value="18161">
            <text:p>18161</text:p>
          </table:table-cell>
          <table:table-cell office:value-type="float" office:value="-65.625">
            <text:p>-65.625</text:p>
          </table:table-cell>
          <table:table-cell office:value-type="float" office:value="-129">
            <text:p>-129</text:p>
          </table:table-cell>
          <table:table-cell office:value-type="float" office:value="-248.75">
            <text:p>-248.75</text:p>
          </table:table-cell>
          <table:table-cell office:value-type="float" office:value="-0.00732748995087092">
            <text:p>-0.00732749</text:p>
          </table:table-cell>
          <table:table-cell office:value-type="float" office:value="-0.0103464870067372">
            <text:p>-0.010346487</text:p>
          </table:table-cell>
          <table:table-cell office:value-type="float" office:value="-0.0136969329882716">
            <text:p>-0.013696933</text:p>
          </table:table-cell>
          <table:table-cell office:value-type="float" office:value="0.974459021705553">
            <text:p>0.9744590217</text:p>
          </table:table-cell>
          <table:table-cell office:value-type="float" office:value="0.963997113071446">
            <text:p>0.9639971131</text:p>
          </table:table-cell>
          <table:table-cell office:value-type="float" office:value="0.952428442248688">
            <text:p>0.95242844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8677">
            <text:p>8677</text:p>
          </table:table-cell>
          <table:table-cell office:value-type="float" office:value="12507">
            <text:p>12507</text:p>
          </table:table-cell>
          <table:table-cell office:value-type="float" office:value="19327">
            <text:p>19327</text:p>
          </table:table-cell>
          <table:table-cell office:value-type="float" office:value="-244.375">
            <text:p>-244.375</text:p>
          </table:table-cell>
          <table:table-cell office:value-type="float" office:value="-83.5">
            <text:p>-83.5</text:p>
          </table:table-cell>
          <table:table-cell office:value-type="float" office:value="-296.375">
            <text:p>-296.375</text:p>
          </table:table-cell>
          <table:table-cell office:value-type="float" office:value="-0.0281635357842572">
            <text:p>-0.0281635358</text:p>
          </table:table-cell>
          <table:table-cell office:value-type="float" office:value="-0.00667626129367554">
            <text:p>-0.0066762613</text:p>
          </table:table-cell>
          <table:table-cell office:value-type="float" office:value="-0.0153347648367569">
            <text:p>-0.0153347648</text:p>
          </table:table-cell>
          <table:table-cell office:value-type="float" office:value="0.902982266860927">
            <text:p>0.9029822669</text:p>
          </table:table-cell>
          <table:table-cell office:value-type="float" office:value="0.976720447503264">
            <text:p>0.9767204475</text:p>
          </table:table-cell>
          <table:table-cell office:value-type="float" office:value="0.946789226896044">
            <text:p>0.9467892269</text:p>
          </table:table-cell>
          <table:table-cell office:value-type="float" office:value="-24.2632876432718">
            <text:p>-24.26328764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8598">
            <text:p>8598</text:p>
          </table:table-cell>
          <table:table-cell office:value-type="float" office:value="11910">
            <text:p>11910</text:p>
          </table:table-cell>
          <table:table-cell office:value-type="float" office:value="17284">
            <text:p>17284</text:p>
          </table:table-cell>
          <table:table-cell office:value-type="float" office:value="-161.75">
            <text:p>-161.75</text:p>
          </table:table-cell>
          <table:table-cell office:value-type="float" office:value="-317.625">
            <text:p>-317.625</text:p>
          </table:table-cell>
          <table:table-cell office:value-type="float" office:value="-233.25">
            <text:p>-233.25</text:p>
          </table:table-cell>
          <table:table-cell office:value-type="float" office:value="-0.0188125145382647">
            <text:p>-0.0188125145</text:p>
          </table:table-cell>
          <table:table-cell office:value-type="float" office:value="-0.026668765743073">
            <text:p>-0.0266687657</text:p>
          </table:table-cell>
          <table:table-cell office:value-type="float" office:value="-0.0134951400138857">
            <text:p>-0.01349514</text:p>
          </table:table-cell>
          <table:table-cell office:value-type="float" office:value="0.934849864094448">
            <text:p>0.9348498641</text:p>
          </table:table-cell>
          <table:table-cell office:value-type="float" office:value="0.908053317109112">
            <text:p>0.9080533171</text:p>
          </table:table-cell>
          <table:table-cell office:value-type="float" office:value="0.953123962807229">
            <text:p>0.9531239628</text:p>
          </table:table-cell>
          <table:table-cell office:value-type="float" office:value="0">
            <text:p>0</text:p>
          </table:table-cell>
          <table:table-cell office:value-type="float" office:value="-25.6428384488611">
            <text:p>-25.6428384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931">
            <text:p>931</text:p>
          </table:table-cell>
          <table:table-cell office:value-type="float" office:value="8562">
            <text:p>8562</text:p>
          </table:table-cell>
          <table:table-cell office:value-type="float" office:value="11756">
            <text:p>11756</text:p>
          </table:table-cell>
          <table:table-cell office:value-type="float" office:value="16499">
            <text:p>16499</text:p>
          </table:table-cell>
          <table:table-cell office:value-type="float" office:value="-114.5">
            <text:p>-114.5</text:p>
          </table:table-cell>
          <table:table-cell office:value-type="float" office:value="-128.75">
            <text:p>-128.75</text:p>
          </table:table-cell>
          <table:table-cell office:value-type="float" office:value="-373">
            <text:p>-373</text:p>
          </table:table-cell>
          <table:table-cell office:value-type="float" office:value="-0.0133730436813829">
            <text:p>-0.0133730437</text:p>
          </table:table-cell>
          <table:table-cell office:value-type="float" office:value="-0.0109518543722355">
            <text:p>-0.0109518544</text:p>
          </table:table-cell>
          <table:table-cell office:value-type="float" office:value="-0.022607430753379">
            <text:p>-0.0226074308</text:p>
          </table:table-cell>
          <table:table-cell office:value-type="float" office:value="0.953544870177876">
            <text:p>0.9535448702</text:p>
          </table:table-cell>
          <table:table-cell office:value-type="float" office:value="0.96190359820099">
            <text:p>0.9619035982</text:p>
          </table:table-cell>
          <table:table-cell office:value-type="float" office:value="0.9218757403767">
            <text:p>0.9218757404</text:p>
          </table:table-cell>
          <table:table-cell table:number-columns-repeated="2" office:value-type="float" office:value="0">
            <text:p>0</text:p>
          </table:table-cell>
          <table:table-cell office:value-type="float" office:value="-30.3122539208007">
            <text:p>-30.312253920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569">
            <text:p>569</text:p>
          </table:table-cell>
          <table:table-cell office:value-type="float" office:value="8495">
            <text:p>8495</text:p>
          </table:table-cell>
          <table:table-cell office:value-type="float" office:value="12650">
            <text:p>12650</text:p>
          </table:table-cell>
          <table:table-cell office:value-type="float" office:value="17748">
            <text:p>17748</text:p>
          </table:table-cell>
          <table:table-cell office:value-type="float" office:value="-66.25">
            <text:p>-66.25</text:p>
          </table:table-cell>
          <table:table-cell office:value-type="float" office:value="-61.125">
            <text:p>-61.125</text:p>
          </table:table-cell>
          <table:table-cell office:value-type="float" office:value="-135.5">
            <text:p>-135.5</text:p>
          </table:table-cell>
          <table:table-cell office:value-type="float" office:value="-0.00779870512065921">
            <text:p>-0.0077987051</text:p>
          </table:table-cell>
          <table:table-cell office:value-type="float" office:value="-0.00483201581027668">
            <text:p>-0.0048320158</text:p>
          </table:table-cell>
          <table:table-cell office:value-type="float" office:value="-0.00763466306062655">
            <text:p>-0.0076346631</text:p>
          </table:table-cell>
          <table:table-cell office:value-type="float" office:value="0.972823738888748">
            <text:p>0.9728237389</text:p>
          </table:table-cell>
          <table:table-cell office:value-type="float" office:value="0.983133707482541">
            <text:p>0.9831337075</text:p>
          </table:table-cell>
          <table:table-cell office:value-type="float" office:value="0.973392923924704">
            <text:p>0.97339292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670">
            <text:p>670</text:p>
          </table:table-cell>
          <table:table-cell office:value-type="float" office:value="8244">
            <text:p>8244</text:p>
          </table:table-cell>
          <table:table-cell office:value-type="float" office:value="11958">
            <text:p>11958</text:p>
          </table:table-cell>
          <table:table-cell office:value-type="float" office:value="18600">
            <text:p>18600</text:p>
          </table:table-cell>
          <table:table-cell office:value-type="float" office:value="-198.875">
            <text:p>-198.875</text:p>
          </table:table-cell>
          <table:table-cell office:value-type="float" office:value="-294.25">
            <text:p>-294.25</text:p>
          </table:table-cell>
          <table:table-cell office:value-type="float" office:value="-299.25">
            <text:p>-299.25</text:p>
          </table:table-cell>
          <table:table-cell office:value-type="float" office:value="-0.0241236050460941">
            <text:p>-0.024123605</text:p>
          </table:table-cell>
          <table:table-cell office:value-type="float" office:value="-0.0246069576852316">
            <text:p>-0.0246069577</text:p>
          </table:table-cell>
          <table:table-cell office:value-type="float" office:value="-0.0160887096774194">
            <text:p>-0.0160887097</text:p>
          </table:table-cell>
          <table:table-cell office:value-type="float" office:value="0.916708001046694">
            <text:p>0.916708001</text:p>
          </table:table-cell>
          <table:table-cell office:value-type="float" office:value="0.915062432740074">
            <text:p>0.9150624327</text:p>
          </table:table-cell>
          <table:table-cell office:value-type="float" office:value="0.944196855424038">
            <text:p>0.9441968554</text:p>
          </table:table-cell>
          <table:table-cell office:value-type="float" office:value="-28.3851666627356">
            <text:p>-28.3851666627</text:p>
          </table:table-cell>
          <table:table-cell office:value-type="float" office:value="-27.8207349041603">
            <text:p>-27.8207349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8358">
            <text:p>8358</text:p>
          </table:table-cell>
          <table:table-cell office:value-type="float" office:value="11282">
            <text:p>11282</text:p>
          </table:table-cell>
          <table:table-cell office:value-type="float" office:value="16957">
            <text:p>16957</text:p>
          </table:table-cell>
          <table:table-cell office:value-type="float" office:value="-149.75">
            <text:p>-149.75</text:p>
          </table:table-cell>
          <table:table-cell office:value-type="float" office:value="-363">
            <text:p>-363</text:p>
          </table:table-cell>
          <table:table-cell office:value-type="float" office:value="-197.75">
            <text:p>-197.75</text:p>
          </table:table-cell>
          <table:table-cell office:value-type="float" office:value="-0.0179169657812874">
            <text:p>-0.0179169658</text:p>
          </table:table-cell>
          <table:table-cell office:value-type="float" office:value="-0.0321751462506648">
            <text:p>-0.0321751463</text:p>
          </table:table-cell>
          <table:table-cell office:value-type="float" office:value="-0.0116618505631892">
            <text:p>-0.0116618506</text:p>
          </table:table-cell>
          <table:table-cell office:value-type="float" office:value="0.937919814384597">
            <text:p>0.9379198144</text:p>
          </table:table-cell>
          <table:table-cell office:value-type="float" office:value="0.889416058593727">
            <text:p>0.8894160586</text:p>
          </table:table-cell>
          <table:table-cell office:value-type="float" office:value="0.959450080595612">
            <text:p>0.9594500806</text:p>
          </table:table-cell>
          <table:table-cell office:value-type="float" office:value="0">
            <text:p>0</text:p>
          </table:table-cell>
          <table:table-cell office:value-type="float" office:value="-21.1944753698918">
            <text:p>-21.1944753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8276">
            <text:p>8276</text:p>
          </table:table-cell>
          <table:table-cell office:value-type="float" office:value="11095">
            <text:p>11095</text:p>
          </table:table-cell>
          <table:table-cell office:value-type="float" office:value="15937">
            <text:p>15937</text:p>
          </table:table-cell>
          <table:table-cell office:value-type="float" office:value="-435.75">
            <text:p>-435.75</text:p>
          </table:table-cell>
          <table:table-cell office:value-type="float" office:value="-100.75">
            <text:p>-100.75</text:p>
          </table:table-cell>
          <table:table-cell office:value-type="float" office:value="-130.875">
            <text:p>-130.875</text:p>
          </table:table-cell>
          <table:table-cell office:value-type="float" office:value="-0.0526522474625423">
            <text:p>-0.0526522475</text:p>
          </table:table-cell>
          <table:table-cell office:value-type="float" office:value="-0.0090806669671023">
            <text:p>-0.009080667</text:p>
          </table:table-cell>
          <table:table-cell office:value-type="float" office:value="-0.0082120223379557">
            <text:p>-0.0082120223</text:p>
          </table:table-cell>
          <table:table-cell office:value-type="float" office:value="0.821150761840301">
            <text:p>0.8211507618</text:p>
          </table:table-cell>
          <table:table-cell office:value-type="float" office:value="0.968379284299774">
            <text:p>0.9683792843</text:p>
          </table:table-cell>
          <table:table-cell office:value-type="float" office:value="0.971390098946478">
            <text:p>0.9713900989</text:p>
          </table:table-cell>
          <table:table-cell office:value-type="float" office:value="-12.8149289148948">
            <text:p>-12.81492891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8354">
            <text:p>8354</text:p>
          </table:table-cell>
          <table:table-cell office:value-type="float" office:value="11032">
            <text:p>11032</text:p>
          </table:table-cell>
          <table:table-cell office:value-type="float" office:value="16966">
            <text:p>16966</text:p>
          </table:table-cell>
          <table:table-cell office:value-type="float" office:value="-441.875">
            <text:p>-441.875</text:p>
          </table:table-cell>
          <table:table-cell office:value-type="float" office:value="-78">
            <text:p>-78</text:p>
          </table:table-cell>
          <table:table-cell office:value-type="float" office:value="-167.5">
            <text:p>-167.5</text:p>
          </table:table-cell>
          <table:table-cell office:value-type="float" office:value="-0.0528938233181709">
            <text:p>-0.0528938233</text:p>
          </table:table-cell>
          <table:table-cell office:value-type="float" office:value="-0.007070340826686">
            <text:p>-0.0070703408</text:p>
          </table:table-cell>
          <table:table-cell office:value-type="float" office:value="-0.00987268654956973">
            <text:p>-0.0098726865</text:p>
          </table:table-cell>
          <table:table-cell office:value-type="float" office:value="0.820355221215021">
            <text:p>0.8203552212</text:p>
          </table:table-cell>
          <table:table-cell office:value-type="float" office:value="0.975351786956634">
            <text:p>0.975351787</text:p>
          </table:table-cell>
          <table:table-cell office:value-type="float" office:value="0.96563663815833">
            <text:p>0.9656366382</text:p>
          </table:table-cell>
          <table:table-cell office:value-type="float" office:value="-12.7547889054494">
            <text:p>-12.75478890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6">
            <text:p>626</text:p>
          </table:table-cell>
          <table:table-cell office:value-type="float" office:value="6992">
            <text:p>6992</text:p>
          </table:table-cell>
          <table:table-cell office:value-type="float" office:value="10599">
            <text:p>10599</text:p>
          </table:table-cell>
          <table:table-cell office:value-type="float" office:value="16098">
            <text:p>16098</text:p>
          </table:table-cell>
          <table:table-cell office:value-type="float" office:value="-373.375">
            <text:p>-373.375</text:p>
          </table:table-cell>
          <table:table-cell office:value-type="float" office:value="-270.75">
            <text:p>-270.75</text:p>
          </table:table-cell>
          <table:table-cell office:value-type="float" office:value="-367.625">
            <text:p>-367.625</text:p>
          </table:table-cell>
          <table:table-cell office:value-type="float" office:value="-0.0534003146453089">
            <text:p>-0.0534003146</text:p>
          </table:table-cell>
          <table:table-cell office:value-type="float" office:value="-0.0255448627228984">
            <text:p>-0.0255448627</text:p>
          </table:table-cell>
          <table:table-cell office:value-type="float" office:value="-0.0228366877873028">
            <text:p>-0.0228366878</text:p>
          </table:table-cell>
          <table:table-cell office:value-type="float" office:value="0.818688022205686">
            <text:p>0.8186880222</text:p>
          </table:table-cell>
          <table:table-cell office:value-type="float" office:value="0.911871958892458">
            <text:p>0.9118719589</text:p>
          </table:table-cell>
          <table:table-cell office:value-type="float" office:value="0.921093760790266">
            <text:p>0.9210937608</text:p>
          </table:table-cell>
          <table:table-cell office:value-type="float" office:value="-12.6304644315561">
            <text:p>-12.6304644316</text:p>
          </table:table-cell>
          <table:table-cell office:value-type="float" office:value="-26.7864357562862">
            <text:p>-26.7864357563</text:p>
          </table:table-cell>
          <table:table-cell office:value-type="float" office:value="-30.0044437790659">
            <text:p>-30.004443779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6363">
            <text:p>6363</text:p>
          </table:table-cell>
          <table:table-cell office:value-type="float" office:value="10496">
            <text:p>10496</text:p>
          </table:table-cell>
          <table:table-cell office:value-type="float" office:value="14891">
            <text:p>14891</text:p>
          </table:table-cell>
          <table:table-cell office:value-type="float" office:value="-447">
            <text:p>-447</text:p>
          </table:table-cell>
          <table:table-cell office:value-type="float" office:value="-351.625">
            <text:p>-351.625</text:p>
          </table:table-cell>
          <table:table-cell office:value-type="float" office:value="-486.25">
            <text:p>-486.25</text:p>
          </table:table-cell>
          <table:table-cell office:value-type="float" office:value="-0.0702498821310703">
            <text:p>-0.0702498821</text:p>
          </table:table-cell>
          <table:table-cell office:value-type="float" office:value="-0.0335008574695122">
            <text:p>-0.0335008575</text:p>
          </table:table-cell>
          <table:table-cell office:value-type="float" office:value="-0.0326539520515748">
            <text:p>-0.0326539521</text:p>
          </table:table-cell>
          <table:table-cell office:value-type="float" office:value="0.763798102582535">
            <text:p>0.7637981026</text:p>
          </table:table-cell>
          <table:table-cell office:value-type="float" office:value="0.884946721461045">
            <text:p>0.8849467215</text:p>
          </table:table-cell>
          <table:table-cell office:value-type="float" office:value="0.887801077765278">
            <text:p>0.8878010778</text:p>
          </table:table-cell>
          <table:table-cell office:value-type="float" office:value="-9.51609974721937">
            <text:p>-9.5160997472</text:p>
          </table:table-cell>
          <table:table-cell office:value-type="float" office:value="-20.3418892255664">
            <text:p>-20.3418892256</text:p>
          </table:table-cell>
          <table:table-cell office:value-type="float" office:value="-20.8785620931748">
            <text:p>-20.878562093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4930">
            <text:p>4930</text:p>
          </table:table-cell>
          <table:table-cell office:value-type="float" office:value="9420">
            <text:p>9420</text:p>
          </table:table-cell>
          <table:table-cell office:value-type="float" office:value="15438">
            <text:p>15438</text:p>
          </table:table-cell>
          <table:table-cell office:value-type="float" office:value="-391.25">
            <text:p>-391.25</text:p>
          </table:table-cell>
          <table:table-cell office:value-type="float" office:value="-608.25">
            <text:p>-608.25</text:p>
          </table:table-cell>
          <table:table-cell office:value-type="float" office:value="-204.5">
            <text:p>-204.5</text:p>
          </table:table-cell>
          <table:table-cell office:value-type="float" office:value="-0.0793610547667343">
            <text:p>-0.0793610548</text:p>
          </table:table-cell>
          <table:table-cell office:value-type="float" office:value="-0.0645700636942675">
            <text:p>-0.0645700637</text:p>
          </table:table-cell>
          <table:table-cell office:value-type="float" office:value="-0.0132465345251976">
            <text:p>-0.0132465345</text:p>
          </table:table-cell>
          <table:table-cell office:value-type="float" office:value="0.73458073526326">
            <text:p>0.7345807353</text:p>
          </table:table-cell>
          <table:table-cell office:value-type="float" office:value="0.782176591596008">
            <text:p>0.7821765916</text:p>
          </table:table-cell>
          <table:table-cell office:value-type="float" office:value="0.953981051688586">
            <text:p>0.9539810517</text:p>
          </table:table-cell>
          <table:table-cell office:value-type="float" office:value="-8.38274812620011">
            <text:p>-8.3827481262</text:p>
          </table:table-cell>
          <table:table-cell office:value-type="float" office:value="-10.3843782574673">
            <text:p>-10.3843782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5376">
            <text:p>5376</text:p>
          </table:table-cell>
          <table:table-cell office:value-type="float" office:value="9901">
            <text:p>9901</text:p>
          </table:table-cell>
          <table:table-cell office:value-type="float" office:value="16701">
            <text:p>16701</text:p>
          </table:table-cell>
          <table:table-cell office:value-type="float" office:value="-432.375">
            <text:p>-432.375</text:p>
          </table:table-cell>
          <table:table-cell office:value-type="float" office:value="-62.875">
            <text:p>-62.875</text:p>
          </table:table-cell>
          <table:table-cell office:value-type="float" office:value="-100.125">
            <text:p>-100.125</text:p>
          </table:table-cell>
          <table:table-cell office:value-type="float" office:value="-0.0804268973214286">
            <text:p>-0.0804268973</text:p>
          </table:table-cell>
          <table:table-cell office:value-type="float" office:value="-0.00635036864963135">
            <text:p>-0.0063503686</text:p>
          </table:table-cell>
          <table:table-cell office:value-type="float" office:value="-0.0059951499910185">
            <text:p>-0.00599515</text:p>
          </table:table-cell>
          <table:table-cell office:value-type="float" office:value="0.731184091567993">
            <text:p>0.7311840916</text:p>
          </table:table-cell>
          <table:table-cell office:value-type="float" office:value="0.977852751002983">
            <text:p>0.977852751</text:p>
          </table:table-cell>
          <table:table-cell office:value-type="float" office:value="0.979087421005328">
            <text:p>0.979087421</text:p>
          </table:table-cell>
          <table:table-cell office:value-type="float" office:value="-8.26693423087162">
            <text:p>-8.26693423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5440">
            <text:p>5440</text:p>
          </table:table-cell>
          <table:table-cell office:value-type="float" office:value="9100">
            <text:p>9100</text:p>
          </table:table-cell>
          <table:table-cell office:value-type="float" office:value="15771">
            <text:p>15771</text:p>
          </table:table-cell>
          <table:table-cell office:value-type="float" office:value="-194.75">
            <text:p>-194.75</text:p>
          </table:table-cell>
          <table:table-cell office:value-type="float" office:value="-735.75">
            <text:p>-735.75</text:p>
          </table:table-cell>
          <table:table-cell office:value-type="float" office:value="-339.875">
            <text:p>-339.875</text:p>
          </table:table-cell>
          <table:table-cell office:value-type="float" office:value="-0.0357996323529412">
            <text:p>-0.0357996324</text:p>
          </table:table-cell>
          <table:table-cell office:value-type="float" office:value="-0.0808516483516483">
            <text:p>-0.0808516484</text:p>
          </table:table-cell>
          <table:table-cell office:value-type="float" office:value="-0.0215506309048253">
            <text:p>-0.0215506309</text:p>
          </table:table-cell>
          <table:table-cell office:value-type="float" office:value="0.877213249570853">
            <text:p>0.8772132496</text:p>
          </table:table-cell>
          <table:table-cell office:value-type="float" office:value="0.729831729289941">
            <text:p>0.7298317293</text:p>
          </table:table-cell>
          <table:table-cell office:value-type="float" office:value="0.925483074030208">
            <text:p>0.925483074</text:p>
          </table:table-cell>
          <table:table-cell office:value-type="float" office:value="-19.0131725904766">
            <text:p>-19.0131725905</text:p>
          </table:table-cell>
          <table:table-cell office:value-type="float" office:value="-8.22163138095912">
            <text:p>-8.221631381</text:p>
          </table:table-cell>
          <table:table-cell office:value-type="float" office:value="-31.815828709639">
            <text:p>-31.815828709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4464">
            <text:p>4464</text:p>
          </table:table-cell>
          <table:table-cell office:value-type="float" office:value="8398">
            <text:p>8398</text:p>
          </table:table-cell>
          <table:table-cell office:value-type="float" office:value="14618">
            <text:p>14618</text:p>
          </table:table-cell>
          <table:table-cell office:value-type="float" office:value="-190.875">
            <text:p>-190.875</text:p>
          </table:table-cell>
          <table:table-cell office:value-type="float" office:value="-302.375">
            <text:p>-302.375</text:p>
          </table:table-cell>
          <table:table-cell office:value-type="float" office:value="-486.125">
            <text:p>-486.125</text:p>
          </table:table-cell>
          <table:table-cell office:value-type="float" office:value="-0.0427587365591398">
            <text:p>-0.0427587366</text:p>
          </table:table-cell>
          <table:table-cell office:value-type="float" office:value="-0.0360055965706121">
            <text:p>-0.0360055966</text:p>
          </table:table-cell>
          <table:table-cell office:value-type="float" office:value="-0.0332552332740457">
            <text:p>-0.0332552333</text:p>
          </table:table-cell>
          <table:table-cell office:value-type="float" office:value="0.853927908765193">
            <text:p>0.8539279088</text:p>
          </table:table-cell>
          <table:table-cell office:value-type="float" office:value="0.876521361852293">
            <text:p>0.8765213619</text:p>
          </table:table-cell>
          <table:table-cell office:value-type="float" office:value="0.885774268199458">
            <text:p>0.8857742682</text:p>
          </table:table-cell>
          <table:table-cell office:value-type="float" office:value="-15.8615585517914">
            <text:p>-15.8615585518</text:p>
          </table:table-cell>
          <table:table-cell office:value-type="float" office:value="-18.9024038949571">
            <text:p>-18.902403895</text:p>
          </table:table-cell>
          <table:table-cell office:value-type="float" office:value="-20.4947240745685">
            <text:p>-20.494724074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37">
            <text:p>437</text:p>
          </table:table-cell>
          <table:table-cell table:number-columns-repeated="2" office:value-type="float" office:value="919">
            <text:p>919</text:p>
          </table:table-cell>
          <table:table-cell office:value-type="float" office:value="4336">
            <text:p>4336</text:p>
          </table:table-cell>
          <table:table-cell office:value-type="float" office:value="8050">
            <text:p>8050</text:p>
          </table:table-cell>
          <table:table-cell office:value-type="float" office:value="13869">
            <text:p>13869</text:p>
          </table:table-cell>
          <table:table-cell office:value-type="float" office:value="-78">
            <text:p>-78</text:p>
          </table:table-cell>
          <table:table-cell office:value-type="float" office:value="-414.75">
            <text:p>-414.75</text:p>
          </table:table-cell>
          <table:table-cell office:value-type="float" office:value="-781.25">
            <text:p>-781.25</text:p>
          </table:table-cell>
          <table:table-cell office:value-type="float" office:value="-0.0179889298892989">
            <text:p>-0.0179889299</text:p>
          </table:table-cell>
          <table:table-cell office:value-type="float" office:value="-0.0515217391304348">
            <text:p>-0.0515217391</text:p>
          </table:table-cell>
          <table:table-cell office:value-type="float" office:value="-0.0563306655130146">
            <text:p>-0.0563306655</text:p>
          </table:table-cell>
          <table:table-cell office:value-type="float" office:value="0.937673004520636">
            <text:p>0.9376730045</text:p>
          </table:table-cell>
          <table:table-cell office:value-type="float" office:value="0.824876712665406">
            <text:p>0.8248767127</text:p>
          </table:table-cell>
          <table:table-cell office:value-type="float" office:value="0.809062032703641">
            <text:p>0.8090620327</text:p>
          </table:table-cell>
          <table:table-cell office:value-type="float" office:value="0">
            <text:p>0</text:p>
          </table:table-cell>
          <table:table-cell office:value-type="float" office:value="-13.1038607162676">
            <text:p>-13.1038607163</text:p>
          </table:table-cell>
          <table:table-cell office:value-type="float" office:value="-11.9550481290649">
            <text:p>-11.955048129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4976">
            <text:p>4976</text:p>
          </table:table-cell>
          <table:table-cell office:value-type="float" office:value="8077">
            <text:p>8077</text:p>
          </table:table-cell>
          <table:table-cell office:value-type="float" office:value="14137">
            <text:p>14137</text:p>
          </table:table-cell>
          <table:table-cell office:value-type="float" office:value="-86">
            <text:p>-86</text:p>
          </table:table-cell>
          <table:table-cell office:value-type="float" office:value="-559.5">
            <text:p>-559.5</text:p>
          </table:table-cell>
          <table:table-cell office:value-type="float" office:value="-811.875">
            <text:p>-811.875</text:p>
          </table:table-cell>
          <table:table-cell office:value-type="float" office:value="-0.0172829581993569">
            <text:p>-0.0172829582</text:p>
          </table:table-cell>
          <table:table-cell office:value-type="float" office:value="-0.0692707688498205">
            <text:p>-0.0692707688</text:p>
          </table:table-cell>
          <table:table-cell office:value-type="float" office:value="-0.0574290867935206">
            <text:p>-0.0574290868</text:p>
          </table:table-cell>
          <table:table-cell office:value-type="float" office:value="0.940095099564727">
            <text:p>0.9400950996</text:p>
          </table:table-cell>
          <table:table-cell office:value-type="float" office:value="0.766957250283037">
            <text:p>0.7669572503</text:p>
          </table:table-cell>
          <table:table-cell office:value-type="float" office:value="0.805462472242156">
            <text:p>0.8054624722</text:p>
          </table:table-cell>
          <table:table-cell office:value-type="float" office:value="0">
            <text:p>0</text:p>
          </table:table-cell>
          <table:table-cell office:value-type="float" office:value="-9.65562474596233">
            <text:p>-9.655624746</text:p>
          </table:table-cell>
          <table:table-cell office:value-type="float" office:value="-11.7196290220836">
            <text:p>-11.719629022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815">
            <text:p>815</text:p>
          </table:table-cell>
          <table:table-cell office:value-type="float" office:value="4148">
            <text:p>4148</text:p>
          </table:table-cell>
          <table:table-cell office:value-type="float" office:value="7095">
            <text:p>7095</text:p>
          </table:table-cell>
          <table:table-cell office:value-type="float" office:value="12005">
            <text:p>12005</text:p>
          </table:table-cell>
          <table:table-cell office:value-type="float" office:value="-211.5">
            <text:p>-211.5</text:p>
          </table:table-cell>
          <table:table-cell office:value-type="float" office:value="-536">
            <text:p>-536</text:p>
          </table:table-cell>
          <table:table-cell office:value-type="float" office:value="-769.125">
            <text:p>-769.125</text:p>
          </table:table-cell>
          <table:table-cell office:value-type="float" office:value="-0.0509884281581485">
            <text:p>-0.0509884282</text:p>
          </table:table-cell>
          <table:table-cell office:value-type="float" office:value="-0.0755461592670895">
            <text:p>-0.0755461593</text:p>
          </table:table-cell>
          <table:table-cell office:value-type="float" office:value="-0.064067055393586">
            <text:p>-0.0640670554</text:p>
          </table:table-cell>
          <table:table-cell office:value-type="float" office:value="0.826636148266316">
            <text:p>0.8266361483</text:p>
          </table:table-cell>
          <table:table-cell office:value-type="float" office:value="0.746774598038003">
            <text:p>0.746774598</text:p>
          </table:table-cell>
          <table:table-cell office:value-type="float" office:value="0.783810297792586">
            <text:p>0.7838102978</text:p>
          </table:table-cell>
          <table:table-cell office:value-type="float" office:value="-13.2446092979845">
            <text:p>-13.244609298</text:p>
          </table:table-cell>
          <table:table-cell office:value-type="float" office:value="-8.82403737283879">
            <text:p>-8.8240373728</text:p>
          </table:table-cell>
          <table:table-cell office:value-type="float" office:value="-10.4686912642318">
            <text:p>-10.468691264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table:number-columns-repeated="2" office:value-type="float" office:value="754">
            <text:p>754</text:p>
          </table:table-cell>
          <table:table-cell office:value-type="float" office:value="3825">
            <text:p>3825</text:p>
          </table:table-cell>
          <table:table-cell office:value-type="float" office:value="6770">
            <text:p>6770</text:p>
          </table:table-cell>
          <table:table-cell office:value-type="float" office:value="10711">
            <text:p>10711</text:p>
          </table:table-cell>
          <table:table-cell office:value-type="float" office:value="-156.75">
            <text:p>-156.75</text:p>
          </table:table-cell>
          <table:table-cell office:value-type="float" office:value="-206.75">
            <text:p>-206.75</text:p>
          </table:table-cell>
          <table:table-cell office:value-type="float" office:value="-642.5">
            <text:p>-642.5</text:p>
          </table:table-cell>
          <table:table-cell office:value-type="float" office:value="-0.0409803921568627">
            <text:p>-0.0409803922</text:p>
          </table:table-cell>
          <table:table-cell office:value-type="float" office:value="-0.0305391432791728">
            <text:p>-0.0305391433</text:p>
          </table:table-cell>
          <table:table-cell office:value-type="float" office:value="-0.0599850620857063">
            <text:p>-0.0599850621</text:p>
          </table:table-cell>
          <table:table-cell office:value-type="float" office:value="0.859860236831988">
            <text:p>0.8598602368</text:p>
          </table:table-cell>
          <table:table-cell office:value-type="float" office:value="0.894940971496458">
            <text:p>0.8949409715</text:p>
          </table:table-cell>
          <table:table-cell office:value-type="float" office:value="0.797104769739943">
            <text:p>0.7971047697</text:p>
          </table:table-cell>
          <table:table-cell office:value-type="float" office:value="-16.5651272931362">
            <text:p>-16.5651272931</text:p>
          </table:table-cell>
          <table:table-cell office:value-type="float" office:value="-22.3486429719885">
            <text:p>-22.348642972</text:p>
          </table:table-cell>
          <table:table-cell office:value-type="float" office:value="-11.205183376819">
            <text:p>-11.205183376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4539">
            <text:p>4539</text:p>
          </table:table-cell>
          <table:table-cell office:value-type="float" office:value="6720">
            <text:p>6720</text:p>
          </table:table-cell>
          <table:table-cell office:value-type="float" office:value="10263">
            <text:p>10263</text:p>
          </table:table-cell>
          <table:table-cell office:value-type="float" office:value="-25.5">
            <text:p>-25.5</text:p>
          </table:table-cell>
          <table:table-cell office:value-type="float" office:value="-520.875">
            <text:p>-520.875</text:p>
          </table:table-cell>
          <table:table-cell office:value-type="float" office:value="-496.75">
            <text:p>-496.75</text:p>
          </table:table-cell>
          <table:table-cell office:value-type="float" office:value="-0.00561797752808989">
            <text:p>-0.0056179775</text:p>
          </table:table-cell>
          <table:table-cell office:value-type="float" office:value="-0.0775111607142857">
            <text:p>-0.0775111607</text:p>
          </table:table-cell>
          <table:table-cell office:value-type="float" office:value="-0.0484020266978466">
            <text:p>-0.0484020267</text:p>
          </table:table-cell>
          <table:table-cell office:value-type="float" office:value="0.980398939527837">
            <text:p>0.9803989395</text:p>
          </table:table-cell>
          <table:table-cell office:value-type="float" office:value="0.740486578369141">
            <text:p>0.7404865784</text:p>
          </table:table-cell>
          <table:table-cell office:value-type="float" office:value="0.835184708686917">
            <text:p>0.8351847087</text:p>
          </table:table-cell>
          <table:table-cell office:value-type="float" office:value="0">
            <text:p>0</text:p>
          </table:table-cell>
          <table:table-cell office:value-type="float" office:value="-8.5913134343077">
            <text:p>-8.5913134343</text:p>
          </table:table-cell>
          <table:table-cell office:value-type="float" office:value="-13.9711838675544">
            <text:p>-13.971183867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4688">
            <text:p>4688</text:p>
          </table:table-cell>
          <table:table-cell office:value-type="float" office:value="6930">
            <text:p>6930</text:p>
          </table:table-cell>
          <table:table-cell office:value-type="float" office:value="11253">
            <text:p>11253</text:p>
          </table:table-cell>
          <table:table-cell office:value-type="float" office:value="-34">
            <text:p>-34</text:p>
          </table:table-cell>
          <table:table-cell office:value-type="float" office:value="-424.25">
            <text:p>-424.25</text:p>
          </table:table-cell>
          <table:table-cell office:value-type="float" office:value="-731.375">
            <text:p>-731.375</text:p>
          </table:table-cell>
          <table:table-cell office:value-type="float" office:value="-0.00725255972696246">
            <text:p>-0.0072525597</text:p>
          </table:table-cell>
          <table:table-cell office:value-type="float" office:value="-0.0612193362193362">
            <text:p>-0.0612193362</text:p>
          </table:table-cell>
          <table:table-cell office:value-type="float" office:value="-0.0649937794365947">
            <text:p>-0.0649937794</text:p>
          </table:table-cell>
          <table:table-cell office:value-type="float" office:value="0.974719136215914">
            <text:p>0.9747191362</text:p>
          </table:table-cell>
          <table:table-cell office:value-type="float" office:value="0.79307802520151">
            <text:p>0.7930780252</text:p>
          </table:table-cell>
          <table:table-cell office:value-type="float" office:value="0.780801187048206">
            <text:p>0.780801187</text:p>
          </table:table-cell>
          <table:table-cell office:value-type="float" office:value="0">
            <text:p>0</text:p>
          </table:table-cell>
          <table:table-cell office:value-type="float" office:value="-10.9721346225463">
            <text:p>-10.9721346225</text:p>
          </table:table-cell>
          <table:table-cell office:value-type="float" office:value="-10.3143683683899">
            <text:p>-10.314368368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3904">
            <text:p>3904</text:p>
          </table:table-cell>
          <table:table-cell office:value-type="float" office:value="6468">
            <text:p>6468</text:p>
          </table:table-cell>
          <table:table-cell office:value-type="float" office:value="10640">
            <text:p>10640</text:p>
          </table:table-cell>
          <table:table-cell office:value-type="float" office:value="-74">
            <text:p>-74</text:p>
          </table:table-cell>
          <table:table-cell office:value-type="float" office:value="-141.75">
            <text:p>-141.75</text:p>
          </table:table-cell>
          <table:table-cell office:value-type="float" office:value="-221.75">
            <text:p>-221.75</text:p>
          </table:table-cell>
          <table:table-cell office:value-type="float" office:value="-0.0189549180327869">
            <text:p>-0.018954918</text:p>
          </table:table-cell>
          <table:table-cell office:value-type="float" office:value="-0.0219155844155844">
            <text:p>-0.0219155844</text:p>
          </table:table-cell>
          <table:table-cell office:value-type="float" office:value="-0.0208411654135338">
            <text:p>-0.0208411654</text:p>
          </table:table-cell>
          <table:table-cell office:value-type="float" office:value="0.9343619931638">
            <text:p>0.9343619932</text:p>
          </table:table-cell>
          <table:table-cell office:value-type="float" office:value="0.924236828512397">
            <text:p>0.9242368285</text:p>
          </table:table-cell>
          <table:table-cell office:value-type="float" office:value="0.927907255237188">
            <text:p>0.9279072552</text:p>
          </table:table-cell>
          <table:table-cell office:value-type="float" office:value="0">
            <text:p>0</text:p>
          </table:table-cell>
          <table:table-cell office:value-type="float" office:value="-31.2801955767134">
            <text:p>-31.2801955767</text:p>
          </table:table-cell>
          <table:table-cell office:value-type="float" office:value="-32.9107713123734">
            <text:p>-32.910771312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336">
            <text:p>336</text:p>
          </table:table-cell>
          <table:table-cell office:value-type="float" office:value="3600">
            <text:p>3600</text:p>
          </table:table-cell>
          <table:table-cell office:value-type="float" office:value="6272">
            <text:p>6272</text:p>
          </table:table-cell>
          <table:table-cell office:value-type="float" office:value="10185">
            <text:p>10185</text:p>
          </table:table-cell>
          <table:table-cell office:value-type="float" office:value="-34">
            <text:p>-34</text:p>
          </table:table-cell>
          <table:table-cell office:value-type="float" office:value="-54.25">
            <text:p>-54.25</text:p>
          </table:table-cell>
          <table:table-cell office:value-type="float" office:value="-9.375">
            <text:p>-9.375</text:p>
          </table:table-cell>
          <table:table-cell office:value-type="float" office:value="-0.00944444444444444">
            <text:p>-0.0094444444</text:p>
          </table:table-cell>
          <table:table-cell office:value-type="float" office:value="-0.00864955357142857">
            <text:p>-0.0086495536</text:p>
          </table:table-cell>
          <table:table-cell office:value-type="float" office:value="-0.000920471281296024">
            <text:p>-0.0009204713</text:p>
          </table:table-cell>
          <table:table-cell office:value-type="float" office:value="0.967119271604938">
            <text:p>0.9671192716</text:p>
          </table:table-cell>
          <table:table-cell office:value-type="float" office:value="0.969873199462891">
            <text:p>0.9698731995</text:p>
          </table:table-cell>
          <table:table-cell office:value-type="float" office:value="0.996780011159528">
            <text:p>0.9967800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4272">
            <text:p>4272</text:p>
          </table:table-cell>
          <table:table-cell office:value-type="float" office:value="6495">
            <text:p>6495</text:p>
          </table:table-cell>
          <table:table-cell office:value-type="float" office:value="10255">
            <text:p>10255</text:p>
          </table:table-cell>
          <table:table-cell office:value-type="float" office:value="-24">
            <text:p>-24</text:p>
          </table:table-cell>
          <table:table-cell office:value-type="float" office:value="-80.625">
            <text:p>-80.625</text:p>
          </table:table-cell>
          <table:table-cell office:value-type="float" office:value="205.625">
            <text:p>205.625</text:p>
          </table:table-cell>
          <table:table-cell office:value-type="float" office:value="-0.00561797752808989">
            <text:p>-0.0056179775</text:p>
          </table:table-cell>
          <table:table-cell office:value-type="float" office:value="-0.0124133949191686">
            <text:p>-0.0124133949</text:p>
          </table:table-cell>
          <table:table-cell office:value-type="float" office:value="0.0200511945392491">
            <text:p>0.0200511945</text:p>
          </table:table-cell>
          <table:table-cell office:value-type="float" office:value="0.980398939527837">
            <text:p>0.9803989395</text:p>
          </table:table-cell>
          <table:table-cell office:value-type="float" office:value="0.956855138834812">
            <text:p>0.9568551388</text:p>
          </table:table-cell>
          <table:table-cell office:value-type="float" office:value="1.07096719967618">
            <text:p>1.0709671997</text:p>
          </table:table-cell>
          <table:table-cell table:number-columns-repeated="2" office:value-type="float" office:value="0">
            <text:p>0</text:p>
          </table:table-cell>
          <table:table-cell office:value-type="float" office:value="34.9142990080322">
            <text:p>34.91429900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4148">
            <text:p>4148</text:p>
          </table:table-cell>
          <table:table-cell office:value-type="float" office:value="6272">
            <text:p>6272</text:p>
          </table:table-cell>
          <table:table-cell office:value-type="float" office:value="9702">
            <text:p>9702</text:p>
          </table:table-cell>
          <table:table-cell office:value-type="float" office:value="-78.625">
            <text:p>-78.625</text:p>
          </table:table-cell>
          <table:table-cell office:value-type="float" office:value="0">
            <text:p>0</text:p>
          </table:table-cell>
          <table:table-cell office:value-type="float" office:value="-94.875">
            <text:p>-94.875</text:p>
          </table:table-cell>
          <table:table-cell office:value-type="float" office:value="-0.0189549180327869">
            <text:p>-0.018954918</text:p>
          </table:table-cell>
          <table:table-cell office:value-type="float" office:value="0">
            <text:p>0</text:p>
          </table:table-cell>
          <table:table-cell office:value-type="float" office:value="-0.00977891156462585">
            <text:p>-0.0097789116</text:p>
          </table:table-cell>
          <table:table-cell office:value-type="float" office:value="0.9343619931638">
            <text:p>0.9343619932</text:p>
          </table:table-cell>
          <table:table-cell office:value-type="float" office:value="1">
            <text:p>1</text:p>
          </table:table-cell>
          <table:table-cell office:value-type="float" office:value="0.965961238662132">
            <text:p>0.96596123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3825">
            <text:p>3825</text:p>
          </table:table-cell>
          <table:table-cell office:value-type="float" office:value="6270">
            <text:p>6270</text:p>
          </table:table-cell>
          <table:table-cell office:value-type="float" office:value="10032">
            <text:p>10032</text:p>
          </table:table-cell>
          <table:table-cell office:value-type="float" office:value="-36.125">
            <text:p>-36.125</text:p>
          </table:table-cell>
          <table:table-cell office:value-type="float" office:value="-20.625">
            <text:p>-20.625</text:p>
          </table:table-cell>
          <table:table-cell office:value-type="float" office:value="66">
            <text:p>66</text:p>
          </table:table-cell>
          <table:table-cell office:value-type="float" office:value="-0.00944444444444444">
            <text:p>-0.0094444444</text:p>
          </table:table-cell>
          <table:table-cell office:value-type="float" office:value="-0.00328947368421053">
            <text:p>-0.0032894737</text:p>
          </table:table-cell>
          <table:table-cell office:value-type="float" office:value="0.00657894736842105">
            <text:p>0.0065789474</text:p>
          </table:table-cell>
          <table:table-cell office:value-type="float" office:value="0.967119271604938">
            <text:p>0.9671192716</text:p>
          </table:table-cell>
          <table:table-cell office:value-type="float" office:value="0.988508050554017">
            <text:p>0.9885080506</text:p>
          </table:table-cell>
          <table:table-cell office:value-type="float" office:value="1.02311114958449">
            <text:p>1.02311114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4389">
            <text:p>4389</text:p>
          </table:table-cell>
          <table:table-cell office:value-type="float" office:value="6240">
            <text:p>6240</text:p>
          </table:table-cell>
          <table:table-cell office:value-type="float" office:value="9835">
            <text:p>9835</text:p>
          </table:table-cell>
          <table:table-cell office:value-type="float" office:value="-44">
            <text:p>-44</text:p>
          </table:table-cell>
          <table:table-cell office:value-type="float" office:value="73.125">
            <text:p>73.125</text:p>
          </table:table-cell>
          <table:table-cell office:value-type="float" office:value="153.125">
            <text:p>153.125</text:p>
          </table:table-cell>
          <table:table-cell office:value-type="float" office:value="-0.0100250626566416">
            <text:p>-0.0100250627</text:p>
          </table:table-cell>
          <table:table-cell office:value-type="float" office:value="0.01171875">
            <text:p>0.01171875</text:p>
          </table:table-cell>
          <table:table-cell office:value-type="float" office:value="0.0155693950177936">
            <text:p>0.015569395</text:p>
          </table:table-cell>
          <table:table-cell office:value-type="float" office:value="0.965109264389043">
            <text:p>0.9651092644</text:p>
          </table:table-cell>
          <table:table-cell office:value-type="float" office:value="1.04128479003906">
            <text:p>1.04128479</text:p>
          </table:table-cell>
          <table:table-cell office:value-type="float" office:value="1.05496799844227">
            <text:p>1.05496799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table:number-columns-repeated="2" office:value-type="float" office:value="341">
            <text:p>341</text:p>
          </table:table-cell>
          <table:table-cell office:value-type="float" office:value="4576">
            <text:p>4576</text:p>
          </table:table-cell>
          <table:table-cell office:value-type="float" office:value="6594">
            <text:p>6594</text:p>
          </table:table-cell>
          <table:table-cell office:value-type="float" office:value="10990">
            <text:p>10990</text:p>
          </table:table-cell>
          <table:table-cell office:value-type="float" office:value="42.625">
            <text:p>42.625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0.00931490384615385">
            <text:p>0.0093149038</text:p>
          </table:table-cell>
          <table:table-cell office:value-type="float" office:value="0.00018956627236882">
            <text:p>0.0001895663</text:p>
          </table:table-cell>
          <table:table-cell office:value-type="float" office:value="0.000181983621474067">
            <text:p>0.0001819836</text:p>
          </table:table-cell>
          <table:table-cell office:value-type="float" office:value="1.03277222763152">
            <text:p>1.0327722276</text:p>
          </table:table-cell>
          <table:table-cell office:value-type="float" office:value="1.00066355238662">
            <text:p>1.0006635524</text:p>
          </table:table-cell>
          <table:table-cell office:value-type="float" office:value="1.00063700758651">
            <text:p>1.00063700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453">
            <text:p>453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4312">
            <text:p>4312</text:p>
          </table:table-cell>
          <table:table-cell office:value-type="float" office:value="6424">
            <text:p>6424</text:p>
          </table:table-cell>
          <table:table-cell office:value-type="float" office:value="10780">
            <text:p>10780</text:p>
          </table:table-cell>
          <table:table-cell office:value-type="float" office:value="0">
            <text:p>0</text:p>
          </table:table-cell>
          <table:table-cell office:value-type="float" office:value="-20.625">
            <text:p>-20.625</text:p>
          </table:table-cell>
          <table:table-cell office:value-type="float" office:value="-42.375">
            <text:p>-42.375</text:p>
          </table:table-cell>
          <table:table-cell office:value-type="float" office:value="0">
            <text:p>0</text:p>
          </table:table-cell>
          <table:table-cell office:value-type="float" office:value="-0.00321061643835616">
            <text:p>-0.0032106164</text:p>
          </table:table-cell>
          <table:table-cell office:value-type="float" office:value="-0.0039308905380334">
            <text:p>-0.0039308905</text:p>
          </table:table-cell>
          <table:table-cell office:value-type="float" office:value="1">
            <text:p>1</text:p>
          </table:table-cell>
          <table:table-cell office:value-type="float" office:value="0.988783046259265">
            <text:p>0.9887830463</text:p>
          </table:table-cell>
          <table:table-cell office:value-type="float" office:value="0.98627216884171">
            <text:p>0.9862721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4160">
            <text:p>4160</text:p>
          </table:table-cell>
          <table:table-cell office:value-type="float" office:value="6405">
            <text:p>6405</text:p>
          </table:table-cell>
          <table:table-cell office:value-type="float" office:value="10885">
            <text:p>10885</text:p>
          </table:table-cell>
          <table:table-cell office:value-type="float" office:value="14">
            <text:p>14</text:p>
          </table:table-cell>
          <table:table-cell office:value-type="float" office:value="34.125">
            <text:p>34.125</text:p>
          </table:table-cell>
          <table:table-cell office:value-type="float" office:value="135.75">
            <text:p>135.75</text:p>
          </table:table-cell>
          <table:table-cell office:value-type="float" office:value="0.00336538461538462">
            <text:p>0.0033653846</text:p>
          </table:table-cell>
          <table:table-cell office:value-type="float" office:value="0.00532786885245902">
            <text:p>0.0053278689</text:p>
          </table:table-cell>
          <table:table-cell office:value-type="float" office:value="0.0124712907671107">
            <text:p>0.0124712908</text:p>
          </table:table-cell>
          <table:table-cell office:value-type="float" office:value="1.01180104474852">
            <text:p>1.0118010447</text:p>
          </table:table-cell>
          <table:table-cell office:value-type="float" office:value="1.01870317790916">
            <text:p>1.0187031779</text:p>
          </table:table-cell>
          <table:table-cell office:value-type="float" office:value="1.04395436254795">
            <text:p>1.0439543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4389">
            <text:p>4389</text:p>
          </table:table-cell>
          <table:table-cell office:value-type="float" office:value="6645">
            <text:p>6645</text:p>
          </table:table-cell>
          <table:table-cell office:value-type="float" office:value="11410">
            <text:p>11410</text:p>
          </table:table-cell>
          <table:table-cell office:value-type="float" office:value="37.125">
            <text:p>37.125</text:p>
          </table:table-cell>
          <table:table-cell office:value-type="float" office:value="-36">
            <text:p>-36</text:p>
          </table:table-cell>
          <table:table-cell office:value-type="float" office:value="-14.875">
            <text:p>-14.875</text:p>
          </table:table-cell>
          <table:table-cell office:value-type="float" office:value="0.00845864661654135">
            <text:p>0.0084586466</text:p>
          </table:table-cell>
          <table:table-cell office:value-type="float" office:value="-0.0054176072234763">
            <text:p>-0.0054176072</text:p>
          </table:table-cell>
          <table:table-cell office:value-type="float" office:value="-0.00130368098159509">
            <text:p>-0.001303681</text:p>
          </table:table-cell>
          <table:table-cell office:value-type="float" office:value="1.02974549861496">
            <text:p>1.0297454986</text:p>
          </table:table-cell>
          <table:table-cell office:value-type="float" office:value="0.981095901635168">
            <text:p>0.9810959016</text:p>
          </table:table-cell>
          <table:table-cell office:value-type="float" office:value="0.995440447749257">
            <text:p>0.99544044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4312">
            <text:p>4312</text:p>
          </table:table-cell>
          <table:table-cell office:value-type="float" office:value="6384">
            <text:p>6384</text:p>
          </table:table-cell>
          <table:table-cell office:value-type="float" office:value="10362">
            <text:p>10362</text:p>
          </table:table-cell>
          <table:table-cell office:value-type="float" office:value="0">
            <text:p>0</text:p>
          </table:table-cell>
          <table:table-cell office:value-type="float" office:value="-157.625">
            <text:p>-157.625</text:p>
          </table:table-cell>
          <table:table-cell office:value-type="float" office:value="35.625">
            <text:p>35.625</text:p>
          </table:table-cell>
          <table:table-cell office:value-type="float" office:value="0">
            <text:p>0</text:p>
          </table:table-cell>
          <table:table-cell office:value-type="float" office:value="-0.0246906328320802">
            <text:p>-0.0246906328</text:p>
          </table:table-cell>
          <table:table-cell office:value-type="float" office:value="0.00343804284887087">
            <text:p>0.0034380428</text:p>
          </table:table-cell>
          <table:table-cell office:value-type="float" office:value="1">
            <text:p>1</text:p>
          </table:table-cell>
          <table:table-cell office:value-type="float" office:value="0.914777654693031">
            <text:p>0.9147776547</text:p>
          </table:table-cell>
          <table:table-cell office:value-type="float" office:value="1.01205631744276">
            <text:p>1.0120563174</text:p>
          </table:table-cell>
          <table:table-cell office:value-type="float" office:value="0">
            <text:p>0</text:p>
          </table:table-cell>
          <table:table-cell office:value-type="float" office:value="-27.725267669379">
            <text:p>-27.72526766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4119">
            <text:p>4119</text:p>
          </table:table-cell>
          <table:table-cell office:value-type="float" office:value="6150">
            <text:p>6150</text:p>
          </table:table-cell>
          <table:table-cell office:value-type="float" office:value="10164">
            <text:p>10164</text:p>
          </table:table-cell>
          <table:table-cell office:value-type="float" office:value="11.875">
            <text:p>11.875</text:p>
          </table:table-cell>
          <table:table-cell office:value-type="float" office:value="193.375">
            <text:p>193.375</text:p>
          </table:table-cell>
          <table:table-cell office:value-type="float" office:value="426.875">
            <text:p>426.875</text:p>
          </table:table-cell>
          <table:table-cell office:value-type="float" office:value="0.00288298130614227">
            <text:p>0.0028829813</text:p>
          </table:table-cell>
          <table:table-cell office:value-type="float" office:value="0.0314430894308943">
            <text:p>0.0314430894</text:p>
          </table:table-cell>
          <table:table-cell office:value-type="float" office:value="0.0419987209759937">
            <text:p>0.041998721</text:p>
          </table:table-cell>
          <table:table-cell office:value-type="float" office:value="1.01010672527067">
            <text:p>1.0101067253</text:p>
          </table:table-cell>
          <table:table-cell office:value-type="float" office:value="1.11198860203913">
            <text:p>1.111988602</text:p>
          </table:table-cell>
          <table:table-cell office:value-type="float" office:value="1.15045275284067">
            <text:p>1.1504527528</text:p>
          </table:table-cell>
          <table:table-cell office:value-type="float" office:value="0">
            <text:p>0</text:p>
          </table:table-cell>
          <table:table-cell office:value-type="float" office:value="22.3892852239328">
            <text:p>22.3892852239</text:p>
          </table:table-cell>
          <table:table-cell office:value-type="float" office:value="16.8482041711644">
            <text:p>16.848204171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4389">
            <text:p>4389</text:p>
          </table:table-cell>
          <table:table-cell office:value-type="float" office:value="6332">
            <text:p>6332</text:p>
          </table:table-cell>
          <table:table-cell office:value-type="float" office:value="10263">
            <text:p>10263</text:p>
          </table:table-cell>
          <table:table-cell office:value-type="float" office:value="37.125">
            <text:p>37.125</text:p>
          </table:table-cell>
          <table:table-cell office:value-type="float" office:value="10.5">
            <text:p>10.5</text:p>
          </table:table-cell>
          <table:table-cell office:value-type="float" office:value="467.5">
            <text:p>467.5</text:p>
          </table:table-cell>
          <table:table-cell office:value-type="float" office:value="0.00845864661654135">
            <text:p>0.0084586466</text:p>
          </table:table-cell>
          <table:table-cell office:value-type="float" office:value="0.00165824384080859">
            <text:p>0.0016582438</text:p>
          </table:table-cell>
          <table:table-cell office:value-type="float" office:value="0.0455519828510182">
            <text:p>0.0455519829</text:p>
          </table:table-cell>
          <table:table-cell office:value-type="float" office:value="1.02974549861496">
            <text:p>1.0297454986</text:p>
          </table:table-cell>
          <table:table-cell office:value-type="float" office:value="1.0058092429972">
            <text:p>1.005809243</text:p>
          </table:table-cell>
          <table:table-cell office:value-type="float" office:value="1.16349890693622">
            <text:p>1.1634989069</text:p>
          </table:table-cell>
          <table:table-cell table:number-columns-repeated="2" office:value-type="float" office:value="0">
            <text:p>0</text:p>
          </table:table-cell>
          <table:table-cell office:value-type="float" office:value="15.5606199390961">
            <text:p>15.560619939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30">
            <text:p>630</text:p>
          </table:table-cell>
          <table:table-cell table:number-columns-repeated="2" office:value-type="float" office:value="294">
            <text:p>294</text:p>
          </table:table-cell>
          <table:table-cell office:value-type="float" office:value="4392">
            <text:p>4392</text:p>
          </table:table-cell>
          <table:table-cell office:value-type="float" office:value="6520">
            <text:p>6520</text:p>
          </table:table-cell>
          <table:table-cell office:value-type="float" office:value="10758">
            <text:p>10758</text:p>
          </table:table-cell>
          <table:table-cell office:value-type="float" office:value="-76.375">
            <text:p>-76.375</text:p>
          </table:table-cell>
          <table:table-cell office:value-type="float" office:value="129.5">
            <text:p>129.5</text:p>
          </table:table-cell>
          <table:table-cell office:value-type="float" office:value="213.75">
            <text:p>213.75</text:p>
          </table:table-cell>
          <table:table-cell office:value-type="float" office:value="-0.0173895719489982">
            <text:p>-0.0173895719</text:p>
          </table:table-cell>
          <table:table-cell office:value-type="float" office:value="0.019861963190184">
            <text:p>0.0198619632</text:p>
          </table:table-cell>
          <table:table-cell office:value-type="float" office:value="0.0198689347462354">
            <text:p>0.0198689347</text:p>
          </table:table-cell>
          <table:table-cell office:value-type="float" office:value="0.939729196715142">
            <text:p>0.9397291967</text:p>
          </table:table-cell>
          <table:table-cell office:value-type="float" office:value="1.07029008642591">
            <text:p>1.0702900864</text:p>
          </table:table-cell>
          <table:table-cell office:value-type="float" office:value="1.07031502976501">
            <text:p>1.07031502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051">
            <text:p>4051</text:p>
          </table:table-cell>
          <table:table-cell office:value-type="float" office:value="6150">
            <text:p>6150</text:p>
          </table:table-cell>
          <table:table-cell office:value-type="float" office:value="10164">
            <text:p>10164</text:p>
          </table:table-cell>
          <table:table-cell office:value-type="float" office:value="-68.125">
            <text:p>-68.125</text:p>
          </table:table-cell>
          <table:table-cell office:value-type="float" office:value="-82.75">
            <text:p>-82.75</text:p>
          </table:table-cell>
          <table:table-cell office:value-type="float" office:value="-33.75">
            <text:p>-33.75</text:p>
          </table:table-cell>
          <table:table-cell office:value-type="float" office:value="-0.0168168353492965">
            <text:p>-0.0168168353</text:p>
          </table:table-cell>
          <table:table-cell office:value-type="float" office:value="-0.0134552845528455">
            <text:p>-0.0134552846</text:p>
          </table:table-cell>
          <table:table-cell office:value-type="float" office:value="-0.00332054309327037">
            <text:p>-0.0033205431</text:p>
          </table:table-cell>
          <table:table-cell office:value-type="float" office:value="0.941695375941746">
            <text:p>0.9416953759</text:p>
          </table:table-cell>
          <table:table-cell office:value-type="float" office:value="0.953261351642541">
            <text:p>0.9532613516</text:p>
          </table:table-cell>
          <table:table-cell office:value-type="float" office:value="0.988399710146165">
            <text:p>0.98839971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4697">
            <text:p>4697</text:p>
          </table:table-cell>
          <table:table-cell office:value-type="float" office:value="7373">
            <text:p>7373</text:p>
          </table:table-cell>
          <table:table-cell office:value-type="float" office:value="12325">
            <text:p>12325</text:p>
          </table:table-cell>
          <table:table-cell office:value-type="float" office:value="78">
            <text:p>78</text:p>
          </table:table-cell>
          <table:table-cell office:value-type="float" office:value="263">
            <text:p>263</text:p>
          </table:table-cell>
          <table:table-cell office:value-type="float" office:value="264.375">
            <text:p>264.375</text:p>
          </table:table-cell>
          <table:table-cell office:value-type="float" office:value="0.0166063444751969">
            <text:p>0.0166063445</text:p>
          </table:table-cell>
          <table:table-cell office:value-type="float" office:value="0.0356706903567069">
            <text:p>0.0356706904</text:p>
          </table:table-cell>
          <table:table-cell office:value-type="float" office:value="0.0214503042596349">
            <text:p>0.0214503043</text:p>
          </table:table-cell>
          <table:table-cell office:value-type="float" office:value="1.05866271618977">
            <text:p>1.0586627162</text:p>
          </table:table-cell>
          <table:table-cell office:value-type="float" office:value="1.1273413166235">
            <text:p>1.1273413166</text:p>
          </table:table-cell>
          <table:table-cell office:value-type="float" office:value="1.07597789139227">
            <text:p>1.0759778914</text:p>
          </table:table-cell>
          <table:table-cell office:value-type="float" office:value="0">
            <text:p>0</text:p>
          </table:table-cell>
          <table:table-cell office:value-type="float" office:value="19.7763900301706">
            <text:p>19.7763900302</text:p>
          </table:table-cell>
          <table:table-cell office:value-type="float" office:value="32.6594431927489">
            <text:p>32.659443192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4873">
            <text:p>4873</text:p>
          </table:table-cell>
          <table:table-cell office:value-type="float" office:value="7370">
            <text:p>7370</text:p>
          </table:table-cell>
          <table:table-cell office:value-type="float" office:value="12320">
            <text:p>12320</text:p>
          </table:table-cell>
          <table:table-cell office:value-type="float" office:value="59.2857142857143">
            <text:p>59.2857142857</text:p>
          </table:table-cell>
          <table:table-cell office:value-type="float" office:value="150">
            <text:p>150</text:p>
          </table:table-cell>
          <table:table-cell office:value-type="float" office:value="288">
            <text:p>288</text:p>
          </table:table-cell>
          <table:table-cell office:value-type="float" office:value="0.0121661634076984">
            <text:p>0.0121661634</text:p>
          </table:table-cell>
          <table:table-cell office:value-type="float" office:value="0.0203527815468114">
            <text:p>0.0203527815</text:p>
          </table:table-cell>
          <table:table-cell office:value-type="float" office:value="0.0233766233766234">
            <text:p>0.0233766234</text:p>
          </table:table-cell>
          <table:table-cell office:value-type="float" office:value="1.04287168236979">
            <text:p>1.0428716824</text:p>
          </table:table-cell>
          <table:table-cell office:value-type="float" office:value="1.07204663741856">
            <text:p>1.0720466374</text:p>
          </table:table-cell>
          <table:table-cell office:value-type="float" office:value="1.08288925619835">
            <text:p>1.0828892562</text:p>
          </table:table-cell>
          <table:table-cell office:value-type="float" office:value="0">
            <text:p>0</text:p>
          </table:table-cell>
          <table:table-cell office:value-type="float" office:value="34.4020412506106">
            <text:p>34.4020412506</text:p>
          </table:table-cell>
          <table:table-cell office:value-type="float" office:value="29.9965349135725">
            <text:p>29.996534913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4297">
            <text:p>4297</text:p>
          </table:table-cell>
          <table:table-cell office:value-type="float" office:value="6659">
            <text:p>6659</text:p>
          </table:table-cell>
          <table:table-cell office:value-type="float" office:value="12778">
            <text:p>12778</text:p>
          </table:table-cell>
          <table:table-cell office:value-type="float" office:value="12.3333333333333">
            <text:p>12.3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7021953300752">
            <text:p>0.0028702195</text:p>
          </table:table-cell>
          <table:table-cell table:number-columns-repeated="2" office:value-type="float" office:value="0">
            <text:p>0</text:p>
          </table:table-cell>
          <table:table-cell office:value-type="float" office:value="1.01006191515945">
            <text:p>1.0100619152</text:p>
          </table:table-cell>
          <table:table-cell office:value-type="float" office:value="1.08">
            <text:p>1.0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  <table:table-cell table:number-columns-repeated="2" office:value-type="float" office:value="260">
            <text:p>260</text:p>
          </table:table-cell>
          <table:table-cell office:value-type="float" office:value="3940">
            <text:p>3940</text:p>
          </table:table-cell>
          <table:table-cell office:value-type="float" office:value="6475">
            <text:p>6475</text:p>
          </table:table-cell>
          <table:table-cell office:value-type="float" office:value="13253">
            <text:p>13253</text:p>
          </table:table-cell>
          <table:table-cell office:value-type="float" office:value="30.2">
            <text:p>30.2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0.00766497461928934">
            <text:p>0.0076649746</text:p>
          </table:table-cell>
          <table:table-cell office:value-type="float" office:value="0.0461776061776062">
            <text:p>0.0461776062</text:p>
          </table:table-cell>
          <table:table-cell office:value-type="float" office:value="0">
            <text:p>0</text:p>
          </table:table-cell>
          <table:table-cell office:value-type="float" office:value="1.0269425647659">
            <text:p>1.0269425648</text:p>
          </table:table-cell>
          <table:table-cell office:value-type="float" office:value="1.16580106939372">
            <text:p>1.1658010694</text:p>
          </table:table-cell>
          <table:table-cell office:value-type="float" office:value="1.13">
            <text:p>1.13</text:p>
          </table:table-cell>
          <table:table-cell office:value-type="float" office:value="0">
            <text:p>0</text:p>
          </table:table-cell>
          <table:table-cell office:value-type="float" office:value="15.3544276272457">
            <text:p>15.3544276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3814">
            <text:p>3814</text:p>
          </table:table-cell>
          <table:table-cell office:value-type="float" office:value="6870">
            <text:p>6870</text:p>
          </table:table-cell>
          <table:table-cell office:value-type="float" office:value="13746">
            <text:p>13746</text:p>
          </table:table-cell>
          <table:table-cell office:value-type="float" office:value="0">
            <text:p>0</text:p>
          </table:table-cell>
          <table:table-cell office:value-type="float" office:value="-6.5">
            <text:p>-6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0946142649199418">
            <text:p>-0.0009461426</text:p>
          </table:table-cell>
          <table:table-cell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0.996690255292191">
            <text:p>0.9966902553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5">
            <text:p>5</text:p>
          </table:table-cell>
          <table:table-cell office:value-type="float" office:value="430">
            <text:p>43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3692">
            <text:p>3692</text:p>
          </table:table-cell>
          <table:table-cell office:value-type="float" office:value="6912">
            <text:p>6912</text:p>
          </table:table-cell>
          <table:table-cell office:value-type="float" office:value="14257">
            <text:p>14257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5">
            <text:p>5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3574">
            <text:p>3574</text:p>
          </table:table-cell>
          <table:table-cell office:value-type="float" office:value="7056">
            <text:p>7056</text:p>
          </table:table-cell>
          <table:table-cell office:value-type="float" office:value="14787">
            <text:p>14787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69">
            <text:p>69</text:p>
          </table:table-cell>
          <table:table-cell office:value-type="float" office:value="3667.5">
            <text:p>3667.5</text:p>
          </table:table-cell>
          <table:table-cell office:value-type="float" office:value="13558">
            <text:p>13558</text:p>
          </table:table-cell>
          <table:table-cell office:value-type="float" office:value="7.7625">
            <text:p>7.7625</text:p>
          </table:table-cell>
          <table:table-cell table:number-columns-repeated="3" office:value-type="float" office:value="5">
            <text:p>5</text:p>
          </table:table-cell>
          <table:table-cell office:value-type="float" office:value="427">
            <text:p>427</text:p>
          </table:table-cell>
          <table:table-cell table:number-columns-repeated="2" office:value-type="float" office:value="311">
            <text:p>311</text:p>
          </table:table-cell>
          <table:table-cell office:value-type="float" office:value="3460">
            <text:p>3460</text:p>
          </table:table-cell>
          <table:table-cell office:value-type="float" office:value="7097">
            <text:p>7097</text:p>
          </table:table-cell>
          <table:table-cell office:value-type="float" office:value="15337">
            <text:p>15337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08">
            <text:p>1.0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71.6666666666667">
            <text:p>71.6666666667</text:p>
          </table:table-cell>
          <table:table-cell office:value-type="float" office:value="3702.66666666667">
            <text:p>3702.6666666667</text:p>
          </table:table-cell>
          <table:table-cell office:value-type="float" office:value="11363.3333333333">
            <text:p>11363.3333333333</text:p>
          </table:table-cell>
          <table:table-cell office:value-type="float" office:value="8.18666666666667">
            <text:p>8.18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443">
            <text:p>443</text:p>
          </table:table-cell>
          <table:table-cell table:number-columns-repeated="2" office:value-type="float" office:value="326">
            <text:p>326</text:p>
          </table:table-cell>
          <table:table-cell office:value-type="float" office:value="3350">
            <text:p>3350</text:p>
          </table:table-cell>
          <table:table-cell office:value-type="float" office:value="7260">
            <text:p>7260</text:p>
          </table:table-cell>
          <table:table-cell office:value-type="float" office:value="15907">
            <text:p>15907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08">
            <text:p>1.0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3" table:default-cell-style-name="Default"/>
        <table:table-column table:style-name="co17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9">
            <text:p>0.89</text:p>
          </table:table-cell>
          <table:table-cell office:value-type="float" office:value="1.08">
            <text:p>1.08</text:p>
          </table:table-cell>
          <table:table-cell office:value-type="float" office:value="1.13">
            <text:p>1.13</text:p>
          </table:table-cell>
          <table:table-cell office:value-type="float" office:value="-21">
            <text:p>-2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4.4">
            <text:p>14.4</text:p>
          </table:table-cell>
          <table:table-cell office:value-type="float" office:value="17.9">
            <text:p>17.9</text:p>
          </table:table-cell>
          <table:table-cell office:value-type="float" office:value="24.9">
            <text:p>24.9</text:p>
          </table:table-cell>
          <table:table-cell office:value-type="float" office:value="13966">
            <text:p>13966</text:p>
          </table:table-cell>
          <table:table-cell office:value-type="float" office:value="14093">
            <text:p>14093</text:p>
          </table:table-cell>
          <table:table-cell office:value-type="float" office:value="14576">
            <text:p>145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41:22.67</dc:date>
    <dc:creator>Liam Widdess</dc:creator>
    <meta:editing-duration>P2DT3H30M49S</meta:editing-duration>
    <meta:editing-cycles>185</meta:editing-cycles>
    <meta:generator>OpenOffice/4.1.7$Win32 OpenOffice.org_project/417m1$Build-9800</meta:generator>
    <meta:document-statistic meta:table-count="8" meta:cell-count="1022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9102">
                <text:p>19102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614">
                <text:p>19614</text:p>
              </table:table-cell>
              <table:table-cell office:value-type="float" office:value="26699">
                <text:p>2669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9391">
                <text:p>2939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1067">
                <text:p>3106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955">
                <text:p>3195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60">
                <text:p>15460</text:p>
              </table:table-cell>
              <table:table-cell office:value-type="float" office:value="19736">
                <text:p>19736</text:p>
              </table:table-cell>
              <table:table-cell office:value-type="float" office:value="30762">
                <text:p>3076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1186">
                <text:p>21186</text:p>
              </table:table-cell>
              <table:table-cell office:value-type="float" office:value="29410">
                <text:p>29410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974">
                <text:p>14974</text:p>
              </table:table-cell>
              <table:table-cell office:value-type="float" office:value="19042">
                <text:p>19042</text:p>
              </table:table-cell>
              <table:table-cell office:value-type="float" office:value="31017">
                <text:p>3101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953">
                <text:p>13953</text:p>
              </table:table-cell>
              <table:table-cell office:value-type="float" office:value="19268">
                <text:p>19268</text:p>
              </table:table-cell>
              <table:table-cell office:value-type="float" office:value="31955">
                <text:p>3195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225">
                <text:p>12225</text:p>
              </table:table-cell>
              <table:table-cell office:value-type="float" office:value="19656">
                <text:p>19656</text:p>
              </table:table-cell>
              <table:table-cell office:value-type="float" office:value="30866">
                <text:p>3086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273">
                <text:p>11273</text:p>
              </table:table-cell>
              <table:table-cell office:value-type="float" office:value="19399">
                <text:p>19399</text:p>
              </table:table-cell>
              <table:table-cell office:value-type="float" office:value="29497">
                <text:p>2949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855">
                <text:p>11855</text:p>
              </table:table-cell>
              <table:table-cell office:value-type="float" office:value="19135">
                <text:p>19135</text:p>
              </table:table-cell>
              <table:table-cell office:value-type="float" office:value="31007">
                <text:p>31007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500">
                <text:p>12500</text:p>
              </table:table-cell>
              <table:table-cell office:value-type="float" office:value="19008">
                <text:p>19008</text:p>
              </table:table-cell>
              <table:table-cell office:value-type="float" office:value="31884">
                <text:p>3188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320">
                <text:p>12320</text:p>
              </table:table-cell>
              <table:table-cell office:value-type="float" office:value="18255">
                <text:p>18255</text:p>
              </table:table-cell>
              <table:table-cell office:value-type="float" office:value="30852">
                <text:p>3085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274">
                <text:p>11274</text:p>
              </table:table-cell>
              <table:table-cell office:value-type="float" office:value="16970">
                <text:p>16970</text:p>
              </table:table-cell>
              <table:table-cell office:value-type="float" office:value="28377">
                <text:p>2837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870">
                <text:p>11870</text:p>
              </table:table-cell>
              <table:table-cell office:value-type="float" office:value="16958">
                <text:p>16958</text:p>
              </table:table-cell>
              <table:table-cell office:value-type="float" office:value="25881">
                <text:p>2588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500">
                <text:p>12500</text:p>
              </table:table-cell>
              <table:table-cell office:value-type="float" office:value="16360">
                <text:p>16360</text:p>
              </table:table-cell>
              <table:table-cell office:value-type="float" office:value="23840">
                <text:p>2384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865">
                <text:p>11865</text:p>
              </table:table-cell>
              <table:table-cell office:value-type="float" office:value="15444">
                <text:p>15444</text:p>
              </table:table-cell>
              <table:table-cell office:value-type="float" office:value="21324">
                <text:p>2132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78">
                <text:p>11278</text:p>
              </table:table-cell>
              <table:table-cell office:value-type="float" office:value="15128">
                <text:p>15128</text:p>
              </table:table-cell>
              <table:table-cell office:value-type="float" office:value="22663">
                <text:p>2266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734">
                <text:p>11734</text:p>
              </table:table-cell>
              <table:table-cell office:value-type="float" office:value="15135">
                <text:p>15135</text:p>
              </table:table-cell>
              <table:table-cell office:value-type="float" office:value="22951">
                <text:p>2295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314">
                <text:p>11314</text:p>
              </table:table-cell>
              <table:table-cell office:value-type="float" office:value="15710">
                <text:p>15710</text:p>
              </table:table-cell>
              <table:table-cell office:value-type="float" office:value="22127">
                <text:p>2212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211">
                <text:p>11211</text:p>
              </table:table-cell>
              <table:table-cell office:value-type="float" office:value="15150">
                <text:p>15150</text:p>
              </table:table-cell>
              <table:table-cell office:value-type="float" office:value="21398">
                <text:p>2139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22">
                <text:p>11422</text:p>
              </table:table-cell>
              <table:table-cell office:value-type="float" office:value="15970">
                <text:p>15970</text:p>
              </table:table-cell>
              <table:table-cell office:value-type="float" office:value="22693">
                <text:p>2269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094">
                <text:p>11094</text:p>
              </table:table-cell>
              <table:table-cell office:value-type="float" office:value="16202">
                <text:p>16202</text:p>
              </table:table-cell>
              <table:table-cell office:value-type="float" office:value="23023">
                <text:p>2302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144">
                <text:p>11144</text:p>
              </table:table-cell>
              <table:table-cell office:value-type="float" office:value="15005">
                <text:p>15005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012">
                <text:p>11012</text:p>
              </table:table-cell>
              <table:table-cell office:value-type="float" office:value="14768">
                <text:p>14768</text:p>
              </table:table-cell>
              <table:table-cell office:value-type="float" office:value="21070">
                <text:p>2107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005">
                <text:p>11005</text:p>
              </table:table-cell>
              <table:table-cell office:value-type="float" office:value="14876">
                <text:p>14876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45">
                <text:p>10845</text:p>
              </table:table-cell>
              <table:table-cell office:value-type="float" office:value="14483">
                <text:p>14483</text:p>
              </table:table-cell>
              <table:table-cell office:value-type="float" office:value="20933">
                <text:p>2093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960">
                <text:p>10960</text:p>
              </table:table-cell>
              <table:table-cell office:value-type="float" office:value="14526">
                <text:p>14526</text:p>
              </table:table-cell>
              <table:table-cell office:value-type="float" office:value="20277">
                <text:p>2027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4738">
                <text:p>14738</text:p>
              </table:table-cell>
              <table:table-cell office:value-type="float" office:value="20918">
                <text:p>2091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755">
                <text:p>10755</text:p>
              </table:table-cell>
              <table:table-cell office:value-type="float" office:value="14185">
                <text:p>14185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145">
                <text:p>10145</text:p>
              </table:table-cell>
              <table:table-cell office:value-type="float" office:value="14005">
                <text:p>14005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965">
                <text:p>9965</text:p>
              </table:table-cell>
              <table:table-cell office:value-type="float" office:value="14050">
                <text:p>14050</text:p>
              </table:table-cell>
              <table:table-cell office:value-type="float" office:value="19989">
                <text:p>1998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743">
                <text:p>9743</text:p>
              </table:table-cell>
              <table:table-cell office:value-type="float" office:value="14152">
                <text:p>14152</text:p>
              </table:table-cell>
              <table:table-cell office:value-type="float" office:value="20610">
                <text:p>20610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852">
                <text:p>9852</text:p>
              </table:table-cell>
              <table:table-cell office:value-type="float" office:value="13364">
                <text:p>13364</text:p>
              </table:table-cell>
              <table:table-cell office:value-type="float" office:value="18814">
                <text:p>1881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292">
                <text:p>13292</text:p>
              </table:table-cell>
              <table:table-cell office:value-type="float" office:value="18774">
                <text:p>1877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74">
                <text:p>9774</text:p>
              </table:table-cell>
              <table:table-cell office:value-type="float" office:value="13874">
                <text:p>13874</text:p>
              </table:table-cell>
              <table:table-cell office:value-type="float" office:value="19785">
                <text:p>1978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450">
                <text:p>9450</text:p>
              </table:table-cell>
              <table:table-cell office:value-type="float" office:value="13091">
                <text:p>13091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498">
                <text:p>12498</text:p>
              </table:table-cell>
              <table:table-cell office:value-type="float" office:value="18194">
                <text:p>1819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956">
                <text:p>8956</text:p>
              </table:table-cell>
              <table:table-cell office:value-type="float" office:value="12468">
                <text:p>12468</text:p>
              </table:table-cell>
              <table:table-cell office:value-type="float" office:value="18161">
                <text:p>1816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677">
                <text:p>8677</text:p>
              </table:table-cell>
              <table:table-cell office:value-type="float" office:value="12507">
                <text:p>12507</text:p>
              </table:table-cell>
              <table:table-cell office:value-type="float" office:value="19327">
                <text:p>1932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598">
                <text:p>8598</text:p>
              </table:table-cell>
              <table:table-cell office:value-type="float" office:value="11910">
                <text:p>11910</text:p>
              </table:table-cell>
              <table:table-cell office:value-type="float" office:value="17284">
                <text:p>1728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62">
                <text:p>8562</text:p>
              </table:table-cell>
              <table:table-cell office:value-type="float" office:value="11756">
                <text:p>11756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495">
                <text:p>8495</text:p>
              </table:table-cell>
              <table:table-cell office:value-type="float" office:value="12650">
                <text:p>12650</text:p>
              </table:table-cell>
              <table:table-cell office:value-type="float" office:value="17748">
                <text:p>1774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1958">
                <text:p>11958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58">
                <text:p>8358</text:p>
              </table:table-cell>
              <table:table-cell office:value-type="float" office:value="11282">
                <text:p>11282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276">
                <text:p>8276</text:p>
              </table:table-cell>
              <table:table-cell office:value-type="float" office:value="11095">
                <text:p>11095</text:p>
              </table:table-cell>
              <table:table-cell office:value-type="float" office:value="15937">
                <text:p>1593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354">
                <text:p>8354</text:p>
              </table:table-cell>
              <table:table-cell office:value-type="float" office:value="11032">
                <text:p>11032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992">
                <text:p>6992</text:p>
              </table:table-cell>
              <table:table-cell office:value-type="float" office:value="10599">
                <text:p>10599</text:p>
              </table:table-cell>
              <table:table-cell office:value-type="float" office:value="16098">
                <text:p>1609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6363">
                <text:p>6363</text:p>
              </table:table-cell>
              <table:table-cell office:value-type="float" office:value="10496">
                <text:p>10496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930">
                <text:p>4930</text:p>
              </table:table-cell>
              <table:table-cell office:value-type="float" office:value="9420">
                <text:p>9420</text:p>
              </table:table-cell>
              <table:table-cell office:value-type="float" office:value="15438">
                <text:p>1543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376">
                <text:p>5376</text:p>
              </table:table-cell>
              <table:table-cell office:value-type="float" office:value="9901">
                <text:p>9901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440">
                <text:p>5440</text:p>
              </table:table-cell>
              <table:table-cell office:value-type="float" office:value="9100">
                <text:p>9100</text:p>
              </table:table-cell>
              <table:table-cell office:value-type="float" office:value="15771">
                <text:p>157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64">
                <text:p>4464</text:p>
              </table:table-cell>
              <table:table-cell office:value-type="float" office:value="8398">
                <text:p>8398</text:p>
              </table:table-cell>
              <table:table-cell office:value-type="float" office:value="14618">
                <text:p>146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4336">
                <text:p>4336</text:p>
              </table:table-cell>
              <table:table-cell office:value-type="float" office:value="8050">
                <text:p>8050</text:p>
              </table:table-cell>
              <table:table-cell office:value-type="float" office:value="13869">
                <text:p>1386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976">
                <text:p>4976</text:p>
              </table:table-cell>
              <table:table-cell office:value-type="float" office:value="8077">
                <text:p>8077</text:p>
              </table:table-cell>
              <table:table-cell office:value-type="float" office:value="14137">
                <text:p>1413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4148">
                <text:p>4148</text:p>
              </table:table-cell>
              <table:table-cell office:value-type="float" office:value="7095">
                <text:p>7095</text:p>
              </table:table-cell>
              <table:table-cell office:value-type="float" office:value="12005">
                <text:p>1200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825">
                <text:p>3825</text:p>
              </table:table-cell>
              <table:table-cell office:value-type="float" office:value="6770">
                <text:p>6770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539">
                <text:p>4539</text:p>
              </table:table-cell>
              <table:table-cell office:value-type="float" office:value="6720">
                <text:p>6720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688">
                <text:p>4688</text:p>
              </table:table-cell>
              <table:table-cell office:value-type="float" office:value="6930">
                <text:p>6930</text:p>
              </table:table-cell>
              <table:table-cell office:value-type="float" office:value="11253">
                <text:p>11253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904">
                <text:p>3904</text:p>
              </table:table-cell>
              <table:table-cell office:value-type="float" office:value="6468">
                <text:p>6468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600">
                <text:p>3600</text:p>
              </table:table-cell>
              <table:table-cell office:value-type="float" office:value="6272">
                <text:p>6272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272">
                <text:p>4272</text:p>
              </table:table-cell>
              <table:table-cell office:value-type="float" office:value="6495">
                <text:p>6495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148">
                <text:p>4148</text:p>
              </table:table-cell>
              <table:table-cell office:value-type="float" office:value="6272">
                <text:p>6272</text:p>
              </table:table-cell>
              <table:table-cell office:value-type="float" office:value="9702">
                <text:p>970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3825">
                <text:p>3825</text:p>
              </table:table-cell>
              <table:table-cell office:value-type="float" office:value="6270">
                <text:p>6270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389">
                <text:p>4389</text:p>
              </table:table-cell>
              <table:table-cell office:value-type="float" office:value="6240">
                <text:p>6240</text:p>
              </table:table-cell>
              <table:table-cell office:value-type="float" office:value="9835">
                <text:p>983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576">
                <text:p>4576</text:p>
              </table:table-cell>
              <table:table-cell office:value-type="float" office:value="6594">
                <text:p>6594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12">
                <text:p>4312</text:p>
              </table:table-cell>
              <table:table-cell office:value-type="float" office:value="6424">
                <text:p>6424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160">
                <text:p>4160</text:p>
              </table:table-cell>
              <table:table-cell office:value-type="float" office:value="6405">
                <text:p>6405</text:p>
              </table:table-cell>
              <table:table-cell office:value-type="float" office:value="10885">
                <text:p>1088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389">
                <text:p>4389</text:p>
              </table:table-cell>
              <table:table-cell office:value-type="float" office:value="6645">
                <text:p>6645</text:p>
              </table:table-cell>
              <table:table-cell office:value-type="float" office:value="11410">
                <text:p>1141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312">
                <text:p>4312</text:p>
              </table:table-cell>
              <table:table-cell office:value-type="float" office:value="6384">
                <text:p>6384</text:p>
              </table:table-cell>
              <table:table-cell office:value-type="float" office:value="10362">
                <text:p>1036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4119">
                <text:p>4119</text:p>
              </table:table-cell>
              <table:table-cell office:value-type="float" office:value="6150">
                <text:p>6150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4389">
                <text:p>4389</text:p>
              </table:table-cell>
              <table:table-cell office:value-type="float" office:value="6332">
                <text:p>6332</text:p>
              </table:table-cell>
              <table:table-cell office:value-type="float" office:value="10263">
                <text:p>1026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392">
                <text:p>4392</text:p>
              </table:table-cell>
              <table:table-cell office:value-type="float" office:value="6520">
                <text:p>6520</text:p>
              </table:table-cell>
              <table:table-cell office:value-type="float" office:value="10758">
                <text:p>1075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4051">
                <text:p>4051</text:p>
              </table:table-cell>
              <table:table-cell office:value-type="float" office:value="6150">
                <text:p>6150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4697">
                <text:p>4697</text:p>
              </table:table-cell>
              <table:table-cell office:value-type="float" office:value="7373">
                <text:p>7373</text:p>
              </table:table-cell>
              <table:table-cell office:value-type="float" office:value="12325">
                <text:p>1232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4873">
                <text:p>4873</text:p>
              </table:table-cell>
              <table:table-cell office:value-type="float" office:value="7370">
                <text:p>7370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4297">
                <text:p>4297</text:p>
              </table:table-cell>
              <table:table-cell office:value-type="float" office:value="6659">
                <text:p>6659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940">
                <text:p>3940</text:p>
              </table:table-cell>
              <table:table-cell office:value-type="float" office:value="6475">
                <text:p>6475</text:p>
              </table:table-cell>
              <table:table-cell office:value-type="float" office:value="13253">
                <text:p>1325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814">
                <text:p>3814</text:p>
              </table:table-cell>
              <table:table-cell office:value-type="float" office:value="6870">
                <text:p>6870</text:p>
              </table:table-cell>
              <table:table-cell office:value-type="float" office:value="13746">
                <text:p>1374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92">
                <text:p>3692</text:p>
              </table:table-cell>
              <table:table-cell office:value-type="float" office:value="6912">
                <text:p>6912</text:p>
              </table:table-cell>
              <table:table-cell office:value-type="float" office:value="14257">
                <text:p>1425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574">
                <text:p>3574</text:p>
              </table:table-cell>
              <table:table-cell office:value-type="float" office:value="7056">
                <text:p>7056</text:p>
              </table:table-cell>
              <table:table-cell office:value-type="float" office:value="14787">
                <text:p>14787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460">
                <text:p>3460</text:p>
              </table:table-cell>
              <table:table-cell office:value-type="float" office:value="7097">
                <text:p>7097</text:p>
              </table:table-cell>
              <table:table-cell office:value-type="float" office:value="15337">
                <text:p>1533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350">
                <text:p>3350</text:p>
              </table:table-cell>
              <table:table-cell office:value-type="float" office:value="7260">
                <text:p>7260</text:p>
              </table:table-cell>
              <table:table-cell office:value-type="float" office:value="15907">
                <text:p>15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7.5">
                <text:p>3667.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702.66666666667">
                <text:p>3702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6cm" svg:y="1.404cm" svg:width="30.90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7.7625">
                <text:p>7.762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18666666666667">
                <text:p>8.18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3cm" svg:y="1.352cm" svg:width="31.36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616892256963">
                <text:p>1.0061689225696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775719526569">
                <text:p>1.0677571952656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7308265402669">
                <text:p>1.0730826540266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7618797373917">
                <text:p>1.07618797373917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4782290998203">
                <text:p>0.84478229099820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1784116835453">
                <text:p>0.8178411683545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5917693811721">
                <text:p>1.0591769381172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619134846524">
                <text:p>1.0661913484652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5197916818936">
                <text:p>0.86519791681893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527237288942">
                <text:p>0.81852723728894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69811331606002">
                <text:p>0.96981133160600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20931925832951">
                <text:p>0.92093192583295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50001434611202">
                <text:p>0.85000143461120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7060294250278">
                <text:p>0.99706029425027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32577950445751">
                <text:p>0.932577950445751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1487119189625">
                <text:p>0.781487119189625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0009740355331">
                <text:p>0.9900097403553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79974554319461">
                <text:p>0.97997455431946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244796886478">
                <text:p>0.9424479688647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194601923831">
                <text:p>0.9819460192383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8685311101082">
                <text:p>0.99868531110108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6824563893505">
                <text:p>0.9682456389350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2163582562893">
                <text:p>0.97216358256289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0477324305444">
                <text:p>1.00477324305444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34672514420839">
                <text:p>0.93467251442083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2468340909479">
                <text:p>0.96246834090947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00862573658083">
                <text:p>1.0086257365808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92587520193257">
                <text:p>0.99258752019325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0434684724701">
                <text:p>0.95043468472470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4463003203961">
                <text:p>0.92446300320396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6949888539912">
                <text:p>0.9969498885399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4550287411037">
                <text:p>0.98455028741103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54633037649294">
                <text:p>0.95463303764929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4843176213664">
                <text:p>0.95484317621366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0536411966019">
                <text:p>0.94053641196601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6427739808431">
                <text:p>0.956427739808431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580518170153">
                <text:p>0.93358051817015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6720447503264">
                <text:p>0.97672044750326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8053317109112">
                <text:p>0.90805331710911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6190359820099">
                <text:p>0.961903598200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83133707482541">
                <text:p>0.98313370748254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15062432740074">
                <text:p>0.91506243274007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889416058593727">
                <text:p>0.88941605859372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68379284299774">
                <text:p>0.96837928429977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5351786956634">
                <text:p>0.97535178695663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11871958892458">
                <text:p>0.91187195889245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84946721461045">
                <text:p>0.88494672146104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782176591596008">
                <text:p>0.78217659159600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7852751002983">
                <text:p>0.97785275100298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729831729289941">
                <text:p>0.72983172928994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876521361852293">
                <text:p>0.876521361852293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824876712665406">
                <text:p>0.82487671266540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766957250283037">
                <text:p>0.76695725028303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746774598038003">
                <text:p>0.74677459803800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894940971496458">
                <text:p>0.89494097149645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740486578369141">
                <text:p>0.74048657836914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79307802520151">
                <text:p>0.7930780252015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24236828512397">
                <text:p>0.924236828512397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69873199462891">
                <text:p>0.969873199462891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56855138834812">
                <text:p>0.95685513883481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8508050554017">
                <text:p>0.98850805055401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4128479003906">
                <text:p>1.0412847900390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0066355238662">
                <text:p>1.0006635523866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88783046259265">
                <text:p>0.98878304625926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870317790916">
                <text:p>1.0187031779091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81095901635168">
                <text:p>0.98109590163516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14777654693031">
                <text:p>0.91477765469303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1198860203913">
                <text:p>1.11198860203913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8092429972">
                <text:p>1.005809242997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7029008642591">
                <text:p>1.0702900864259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53261351642541">
                <text:p>0.95326135164254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73413166235">
                <text:p>1.127341316623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7204663741856">
                <text:p>1.0720466374185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6580106939372">
                <text:p>1.1658010693937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996690255292191">
                <text:p>0.996690255292191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3558">
                <text:p>1355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363.3333333333">
                <text:p>11363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